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ettings.xml"/>
  <manifest:file-entry manifest:media-type="" manifest:full-path="Configurations2/"/>
  <manifest:file-entry manifest:media-type="text/xml" manifest:full-path="Configurations2/scDa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oooc="http://openoffice.org/2004/calc" xmlns:xforms="http://www.w3.org/2002/xforms" xmlns:dom="http://www.w3.org/2001/xml-events" xmlns:svg="urn:oasis:names:tc:opendocument:xmlns:svg-compatible:1.0" xmlns:xsd="http://www.w3.org/2001/XMLSchema" xmlns:fo="urn:oasis:names:tc:opendocument:xmlns:xsl-fo-compatible:1.0" xmlns:draw="urn:oasis:names:tc:opendocument:xmlns:drawing:1.0" xmlns:script="urn:oasis:names:tc:opendocument:xmlns:script:1.0" xmlns:ooo="http://openoffice.org/2004/office" xmlns:xsi="http://www.w3.org/2001/XMLSchema-instan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scripts/>
  <office:font-face-decls/>
  <office:automatic-styles>
    <style:style style:name="P156" style:family="paragraph" style:parent-style-name="op_5f_txt_5f_imp_5f__20__3e__20_itemizedListTag_5f__20__3e__20_paragraph_20_level_20_1" style:list-style-name="op_5f_txt_5f__20__3e__20_itemizedListTag_5f__20__3e__20_list"/>
    <style:style style:name="fr9" style:family="graphic" style:parent-style-name="odTemplateText_20__3e__20_flowTextArea_5f_title_20__3e__20_frame">
      <style:graphic-properties style:vertical-pos="from-top" style:vertical-rel="page" style:horizontal-pos="from-left" style:horizontal-rel="page"/>
    </style:style>
    <style:style style:name="op_5f_ueDiv_5f__5f__5f__5f_introBox_5f__5f__5f_table" style:display-name="op_ueDiv____introBox___table" style:family="table">
      <style:table-properties style:width="6.6896in" table:align="margins"/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op_5f_ueDiv_5f__5f__5f__5f_introBox_5f__5f__5f_table.A1" style:display-name="op_ueDiv____introBox___table.A1" style:family="table-cell">
      <style:table-cell-properties fo:background-color="transparent" fo:padding="0in" fo:border="none">
        <style:background-image/>
      </style:table-cell-properties>
    </style:style>
    <style:style style:name="op_5f_ueDiv_5f__5f__5f__5f_introBox_5f__5f__5f_table.A" style:display-name="op_ueDiv____introBox___table.A" style:family="table-column">
      <style:table-column-properties style:column-width="6.6896in" style:rel-column-width="65535*"/>
    </style:style>
    <style:style style:name="op_5f_ueDiv_5f__5f__5f__5f_introBox_5f__5f__5f_table.1" style:display-name="op_ueDiv____introBox___table.1" style:family="table-row">
      <style:table-row-properties style:min-row-height="0.0396in"/>
    </style:style>
    <style:style style:name="op_5f_txt_5f__5f_tableTag_5f__5f_table.A1" style:display-name="op_txt__tableTag__table.A1" style:family="table-cell">
      <style:table-cell-properties fo:padding="0.0382in" fo:border="0.05pt solid #000000"/>
    </style:style>
    <style:style style:name="fr15" style:family="graphic" style:parent-style-name="odTemplateText_20__3e__20_flowArea_5f_version_20__3e__20_frame">
      <style:graphic-properties style:vertical-pos="from-top" style:vertical-rel="page" style:horizontal-pos="from-left" style:horizontal-rel="page"/>
    </style:style>
    <style:style style:name="fr16" style:family="graphic" style:parent-style-name="odTemplateText_20__3e__20_flowArea_5f_logo_20__3e__20_frame">
      <style:graphic-properties style:vertical-pos="from-top" style:vertical-rel="page" style:horizontal-pos="from-left" style:horizontal-rel="page"/>
    </style:style>
    <style:style style:name="fr10" style:family="graphic" style:parent-style-name="odTemplateText_20__3e__20_flowArea_5f_licence_20__3e__20_frame">
      <style:graphic-properties style:vertical-pos="from-top" style:vertical-rel="page" style:horizontal-pos="from-left" style:horizontal-rel="page"/>
    </style:style>
    <style:style style:name="fr11" style:family="graphic" style:parent-style-name="odTemplateText_20__3e__20_flowArea_5f_author_20__3e__20_frame">
      <style:graphic-properties style:vertical-pos="from-top" style:vertical-rel="page" style:horizontal-pos="center" style:horizontal-rel="page"/>
    </style:style>
    <style:style style:name="fr12" style:family="graphic" style:parent-style-name="odTemplateText_20__3e__20_flowArea_5f_coll_20__3e__20_frame">
      <style:graphic-properties style:vertical-pos="from-top" style:vertical-rel="page" style:horizontal-pos="from-left" style:horizontal-rel="page"/>
    </style:style>
    <style:style style:name="fr13" style:family="graphic" style:parent-style-name="odTemplateText_20__3e__20_flowArea_5f_date_20__3e__20_frame">
      <style:graphic-properties style:vertical-pos="from-top" style:vertical-rel="page" style:horizontal-pos="from-left" style:horizontal-rel="page"/>
    </style:style>
    <style:style style:name="fr14" style:family="graphic" style:parent-style-name="odTemplateText_20__3e__20_flowArea_5f_id_20__3e__20_frame">
      <style:graphic-properties style:vertical-pos="from-top" style:vertical-rel="page" style:horizontal-pos="from-left" style:horizontal-rel="page"/>
    </style:style>
    <style:style style:name="_scod_noDisplay" style:family="paragraph" style:parent-style-name="Standard">
      <style:paragraph-properties fo:keep-together="always" fo:keep-with-next="always"/>
      <style:text-properties fo:color="#FFFFFF" style:font-name="Arial" fo:font-size="1pt"/>
    </style:style>
    <style:style style:name="_scod_noDisplayNoKeep" style:family="paragraph" style:parent-style-name="Standard">
      <style:paragraph-properties/>
      <style:text-properties fo:color="#FFFFFF" style:font-name="Arial" fo:font-size="1pt"/>
    </style:style>
    <style:style style:name="_scod_hiddenParagraph" style:family="paragraph" style:parent-style-name="Standard">
      <style:paragraph-properties fo:keep-together="always" fo:keep-with-next="always"/>
      <style:text-properties fo:color="#c0c0c0" fo:font-size="8pt" fo:font-style="italic" fo:font-weight="normal" text:display="none"/>
    </style:style>
    <style:style style:name="_scod_noDisplayText" style:family="text">
      <style:text-properties fo:font-size="1pt" style:font-name="Arial" fo:color="#FFFFFF"/>
    </style:style>
    <style:style style:name="tb_m2upZyfcY4eS2CHfe1MaAe" style:family="table">
      <style:table-properties table:align="center" table:border-model="collapsing" style:width="4.68cm"/>
    </style:style>
    <style:style style:name="tb_oVn0d1r98UeHEYj8VTs1lc.1" style:family="table-column">
      <style:table-column-properties style:column-width="1.56cm"/>
    </style:style>
    <style:style style:name="tb_WhdEdezR8JeroRxDl8WLC.2" style:family="table-column">
      <style:table-column-properties style:column-width="1.56cm"/>
    </style:style>
    <style:style style:name="tb_Gp4U3pZgYdcxhg4Wkks6Nf.3" style:family="table-column">
      <style:table-column-properties style:column-width="1.56cm"/>
    </style:style>
  </office:automatic-styles>
  <office:body>
    <office:text>
      <text:sequence-decls>
        <text:sequence-decl text:display-outline-level="0" text:name="tab"/>
        <text:sequence-decl text:display-outline-level="0" text:name="img"/>
        <text:sequence-decl text:display-outline-level="0" text:name="simplecap"/>
        <text:sequence-decl text:display-outline-level="0" text:name="math"/>
        <text:sequence-decl text:display-outline-level="0" text:name="graph"/>
        <text:sequence-decl text:display-outline-level="0" text:name="anim"/>
        <text:sequence-decl text:display-outline-level="0" text:name="doc"/>
      </text:sequence-decls>
      <text:p text:style-name="odTemplateText_5f_content_20__3e__20__23_main_20__3e__20_paragraph"> <text:span text:style-name="_scod_noDisplayText"> </text:span></text:p>
      <text:p text:style-name="Standard"><draw:frame draw:style-name="fr9" text:anchor-type="page" svg:width="7.6256in" draw:z-index="21" text:anchor-page-number="1" svg:x="0.3882in" svg:y="1.0311in" draw:name="drawAutoName_N27"><draw:text-box fo:min-height="2.8362in"><text:p text:style-name="odTemplateText_20__3e__20_flowTextArea_5f_title_20__3e__20_text">Fusées bouteilles</text:p></draw:text-box></draw:frame></text:p>
      <text:p text:style-name="_scod_noDisplay"><draw:frame draw:style-name="fr10" text:anchor-type="page" svg:width="4.2311in" draw:z-index="22" text:anchor-page-number="1" svg:x="0.3035in" svg:y="10.7201in" draw:name="drawAutoName_N2d"><draw:text-box fo:min-height="1.1811in"><text:p text:style-name="op_5f_info_5f_licences_5f__20__3e__20_licence">Licence de documentation libre GNU : http://creativecommons.org/licenses/gnu-fdl/2.0/fr/</text:p></draw:text-box></draw:frame></text:p>
      <text:p text:style-name="_scod_noDisplay"><draw:frame draw:style-name="fr11" text:anchor-type="page" svg:width="4.5528in" draw:z-index="23" text:anchor-page-number="1" svg:y="9.0547in" draw:name="drawAutoName_N35"><draw:text-box fo:min-height="1.1811in"><text:p text:style-name="op_5f_sTxt_5f_authPdg_5f__20__3e__20_paraTag_5f_">Steve Prud'Homme</text:p></draw:text-box></draw:frame></text:p>
      <text:p text:style-name="_scod_noDisplay"><draw:frame draw:style-name="fr12" text:anchor-type="page" svg:width="1.9228in" svg:height="0.5327in" draw:z-index="19" text:anchor-page-number="1" svg:x="1.2598in" svg:y="6.0319in" draw:name="drawAutoName_N3b"><draw:text-box/></draw:frame></text:p>
      <text:p text:style-name="_scod_noDisplay"><draw:frame draw:style-name="fr13" text:anchor-type="page" svg:width="1.9689in" draw:z-index="25" text:anchor-page-number="1" svg:x="5.9571in" svg:y="10.7083in" draw:name="drawAutoName_N3f"><draw:text-box fo:min-height="1.1811in"><text:p text:style-name="odTemplateText_20__3e__20__23_defaultStyle">20235-03-21</text:p></draw:text-box></draw:frame></text:p>
      <text:p text:style-name="_scod_noDisplay"><draw:frame draw:style-name="fr14" text:anchor-type="page" svg:width="1.9689in" svg:height="0.2819in" draw:z-index="20" text:anchor-page-number="1" svg:x="1.2283in" svg:y="5.6374in" draw:name="drawAutoName_N47"><draw:text-box/></draw:frame></text:p>
      <text:p text:style-name="_scod_noDisplay"><draw:frame draw:style-name="fr15" text:anchor-type="page" svg:width="1.9689in" svg:height="0.3126in" draw:z-index="26" text:anchor-page-number="1" svg:x="1.2402in" svg:y="5.2638in" draw:name="drawAutoName_N4e"><draw:text-box><text:p text:style-name="odTemplateText_20__3e__20__23_defaultStyle">00.00.01</text:p></draw:text-box></draw:frame></text:p>
      <text:p text:style-name="_scod_noDisplay"><draw:frame draw:style-name="fr16" text:anchor-type="page" svg:width="4.3791in" svg:height="3.1173in" draw:z-index="27" text:anchor-page-number="1" svg:x="3.3626in" svg:y="5.2598in" draw:name="drawAutoName_N56"><draw:text-box/></draw:frame></text:p>
      <text:p text:style-name="sw_5f_WHeaderTitle_20__3e__20_pageTitleNoTdm">Table des matières</text:p>
      <text:table-of-content text:style-name="Sect1" text:protected="true" text:name="">
        <text:table-of-content-source text:use-outline-level="true" text:use-index-marks="true" text:use-index-source-styles="true" text:index-scope="document" text:outline-level="3">
          <text:index-title-template text:style-name="odTemplateText_20__3e__20_tableOfContents_5f_toc_20__3e__20_main_20_title"/>
          <text:table-of-content-entry-template text:outline-level="1" text:style-name="odTemplateText_20__3e__20_tableOfContents_5f_toc_20__3e__20_title_20_level_20_01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 "/>
            <text:index-entry-link-end/>
            <text:index-entry-page-number text:style-name="odTemplateTextXxXtocXxXpageNumber"/>
          </text:table-of-content-entry-template>
          <text:table-of-content-entry-template text:outline-level="2" text:style-name="odTemplateText_20__3e__20_tableOfContents_5f_toc_20__3e__20_title_20_level_20_02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link-end/>
            <text:index-entry-page-number text:style-name="odTemplateTextXxXtocXxXpageNumber"/>
          </text:table-of-content-entry-template>
          <text:table-of-content-entry-template text:outline-level="3" text:style-name="odTemplateText_20__3e__20_tableOfContents_5f_toc_20__3e__20_title_20_level_20_03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link-end/>
            <text:index-entry-page-number text:style-name="odTemplateTextXxXtocXxXpageNumber"/>
          </text:table-of-content-entry-template>
          <text:table-of-content-entry-template text:outline-level="4" text:style-name="odTemplateText_20__3e__20_tableOfContents_5f_toc_20__3e__20_title_20_level_20_04">
            <text:index-entry-link-start text:style-name="Index_20_Link"/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5" text:style-name="odTemplateText_20__3e__20_tableOfContents_5f_toc_20__3e__20_title_20_level_20_05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6" text:style-name="odTemplateText_20__3e__20_tableOfContents_5f_toc_20__3e__20_title_20_level_20_06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7" text:style-name="odTemplateText_20__3e__20_tableOfContents_5f_toc_20__3e__20_title_20_level_20_07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8" text:style-name="odTemplateText_20__3e__20_tableOfContents_5f_toc_20__3e__20_title_20_level_20_08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9" text:style-name="odTemplateText_20__3e__20_tableOfContents_5f_toc_20__3e__20_title_20_level_20_09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table-of-content-entry-template text:outline-level="10" text:style-name="odTemplateText_20__3e__20_tableOfContents_5f_toc_20__3e__20_title_20_level_20_10">
            <text:index-entry-chapter text:style-name="odTemplateTextXxXtocXxXchapterNumber"/>
            <text:index-entry-text text:style-name="odTemplateTextXxXtocXxXentry"/>
            <text:index-entry-tab-stop text:style-name="odTemplateTextXxXtocXxXtabStop" style:type="right" style:leader-char="."/>
            <text:index-entry-page-number text:style-name="odTemplateTextXxXtocXxXpageNumber"/>
          </text:table-of-content-entry-template>
          <text:index-source-styles text:outline-level="1">
            <text:index-source-style text:style-name="sw_5f_WHeaderTitle_20__3e__20_pageTitle"/>
          </text:index-source-styles>
        </text:table-of-content-source>
        <text:index-body>
          <text:index-title text:style-name="Index_20_Link" text:name="">
            <text:p text:style-name="odTemplateTextXxXtocXxXchapterNumber"> <text:span text:style-name="_scod_noDisplayText"> </text:span></text:p>
          </text:index-title>
        </text:index-body>
      </text:table-of-content>
      <text:p text:style-name="_scod_noDisplayNoKeep">  <text:span text:style-name="_scod_noDisplayText"> </text:span></text:p>
      <text:p text:style-name="_scod_hiddenParagraph"> <text:bookmark-start text:name="db_Na_LLhsXz3amZhIbg7gAYAytf_Nd_1"/> <text:span text:style-name="_scod_noDisplayText"> </text:span></text:p>
      <text:p text:style-name="_scod_hiddenParagraph"> <text:bookmark-end text:name="db_Na_LLhsXz3amZhIbg7gAYAytf_Nd_1"/> <text:span text:style-name="_scod_noDisplayText"> </text:span></text:p>
      <text:p text:style-name="_scod_hiddenParagraph"> <text:bookmark-start text:name="db_Na_LLhsXz3amZhIbg7gAYAytf_Nf_2"/> <text:span text:style-name="_scod_noDisplayText"> </text:span></text:p>
      <text:p text:style-name="_scod_hiddenParagraph"> <text:bookmark-end text:name="db_Na_LLhsXz3amZhIbg7gAYAytf_Nf_2"/> <text:span text:style-name="_scod_noDisplayText"> </text:span></text:p>
      <text:p text:style-name="_scod_hiddenParagraph"> <text:bookmark-start text:name="db_Na_LLhsXz3amZhIbg7gAYAytf_N11_3"/> <text:span text:style-name="_scod_noDisplayText"> </text:span></text:p>
      <text:p text:style-name="_scod_hiddenParagraph"> <text:bookmark-end text:name="db_Na_LLhsXz3amZhIbg7gAYAytf_N11_3"/> <text:span text:style-name="_scod_noDisplayText"> </text:span></text:p>
      <text:p text:style-name="_scod_hiddenParagraph"> <text:bookmark-start text:name="db_Na_LLhsXz3amZhIbg7gAYAytf_N13_4"/> <text:span text:style-name="_scod_noDisplayText"> </text:span></text:p>
      <text:p text:style-name="_scod_hiddenParagraph"> <text:bookmark-end text:name="db_Na_LLhsXz3amZhIbg7gAYAytf_N13_4"/> <text:span text:style-name="_scod_noDisplayText"> </text:span></text:p>
      <text:h text:style-name="odTemplateText_20__3e__20_title_20__3e__20_level_20_01" text:outline-level="1">Qu’est-ce qu’une fusée à eau ?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h text:style-name="odTemplateText_20__3e__20_title_20__3e__20_level_20_02" text:outline-level="2">Qu’est-ce qu’une fusée à eau ?</text:h>
        <text:p text:style-name="_scod_hiddenParagraph"> <text:bookmark-start text:name="db_N82_ctzMOetBEseFuLnnp9Wkge_N9_5"/> <text:span text:style-name="_scod_noDisplayText"> </text:span></text:p>
        <text:p text:style-name="op_5f_txt_5f__20__3e__20_paraTag_5f_">Une fusée à eau est, dans sa forme la plus simple, une bouteille de boisson gazeuse retournée à laquelle on a ajouté un cône de nez et des ailerons. Ces éléments transforment une simple bouteille en un objet volant fascinant et éducatif.</text:p>
        <text:h text:style-name="odTemplateText_20__3e__20_title_20__3e__20_level_20_03" text:outline-level="3">Le cône de nez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Il rend l’extrémité arrondie de la bouteille plus aérodynamique. Il peut également contenir une charge utile ou un système de parachute.</text:p>
        <text:h text:style-name="odTemplateText_20__3e__20_title_20__3e__20_level_20_03" text:outline-level="3">Les ailerons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Ils assurent la stabilité en vol et donnent un caractère distinctif à chaque fusée. Placés à l’arrière et de manière symétrique, ils permettent une trajectoire fluide.</text:p>
        <text:h text:style-name="odTemplateText_20__3e__20_title_20__3e__20_level_20_03" text:outline-level="3">Le lancement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ur lancer une fusée à eau, il faut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Remplir la bouteille à un quart ou un tiers de son volume avec de l’eau.</text:p>
          </text:list-item>
          <text:list-item>
            <text:p text:style-name="op_5f_txt_5f__20__3e__20_itemizedListTag_5f__20__3e__20_paragraph_20_level_20_1">Introduire de l’air comprimé avec une pompe.</text:p>
          </text:list-item>
          <text:list-item>
            <text:p text:style-name="op_5f_txt_5f__20__3e__20_itemizedListTag_5f__20__3e__20_paragraph_20_level_20_1">Utiliser un mécanisme de libération pour retenir l’eau et libérer la pression au moment voulu.</text:p>
          </text:list-item>
        </text:list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La pression de l’air pousse l’eau hors de la buse, propulsant la fusée vers le ciel. Des vitesses de 30 m/s (environ 108 km/h) sont facilement atteintes, permettant à la fusée d’atteindre des hauteurs de plus de 30 mètres.</text:p>
        <text:h text:style-name="odTemplateText_20__3e__20_title_20__3e__20_level_20_03" text:outline-level="3">Sécurité et récupération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Lancer une fusée verticalement peut être dangereux. Deux solution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arachute</text:span> : ralentit la descente de la fusée. Toutefois, sa mise en œuvre est complexe.</text:p>
          </text:list-item>
          <text:list-item>
            <text:p text:style-name="op_5f_txt_5f__20__3e__20_itemizedListTag_5f__20__3e__20_paragraph_20_level_20_1"><text:span text:style-name="txtEmp">Lancement en angle</text:span> : réduit le danger en évitant la chute verticale, mais peut poser un risque pour les personnes à proximité.</text:p>
          </text:list-item>
        </text:list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Avec un bon design, des distances supérieures à 100 m peuvent être atteintes.</text:p>
        <text:h text:style-name="odTemplateText_20__3e__20_title_20__3e__20_level_20_03" text:outline-level="3">Systèmes de soutien au lancement</text:h>
        <text:p text:style-name="sw_5f_WPbTitle_20__3e__20_pbTitle"><text:span text:style-name="sw_5f_WPbTitle_20__3e__20_key">Définition</text:span> <text:span text:style-name="sw_5f_WPbTitle_20__3e__20_separator">:</text:span> <text:span text:style-name="sw_5f_WPbTitle_20__3e__20_value">Rampe de lancement</text:span></text:p>
        <text:p text:style-name="op_5f_txt_5f__20__3e__20_paraTag_5f_">Soutient la fusée jusqu’à ce qu’elle ait acquis une vitesse suffisante.</text:p>
        <text:p text:style-name="sw_5f_WPbTitle_20__3e__20_pbTitle"><text:span text:style-name="sw_5f_WPbTitle_20__3e__20_key">Définition</text:span> <text:span text:style-name="sw_5f_WPbTitle_20__3e__20_separator">:</text:span> <text:span text:style-name="sw_5f_WPbTitle_20__3e__20_value">Tube de lancement</text:span></text:p>
        <text:p text:style-name="op_5f_txt_5f__20__3e__20_paraTag_5f_">Passe à travers la buse et permet un départ en douceur, augmentant ainsi la performance.</text:p>
        <text:h text:style-name="odTemplateText_20__3e__20_title_20__3e__20_level_20_03" text:outline-level="3">Pourquoi fabriquer une fusée à eau ?</text:h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Parce que c’est amusant ! C’est un excellent moyen de découvrir la physique de manière pratique, de relever des défis d’ingénierie simples, et de travailler en équipe.</text:p>
        <text:p text:style-name="_scod_hiddenParagraph"> <text:bookmark-end text:name="db_N82_ctzMOetBEseFuLnnp9Wkge_N9_5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Comment fabriquer une fusée à eau de base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h text:style-name="odTemplateText_20__3e__20_title_20__3e__20_level_20_02" text:outline-level="2">Comment fabriquer une fusée à eau de base</text:h>
        <text:p text:style-name="_scod_hiddenParagraph"> <text:bookmark-start text:name="db_N82_ztJPYa95xKbMK6w1w99Nbf_N9_6"/> <text:span text:style-name="_scod_noDisplayText"> </text:span></text:p>
        <text:p text:style-name="op_5f_txt_5f__20__3e__20_paraTag_5f_">Dans la section précédente, nous avons vu ce qu’était une fusée à eau.</text:p>
        <text:p text:style-name="op_5f_txt_5f__20__3e__20_paraTag_5f_">Dans cette section, nous allons voir en détail comment construire une <text:span text:style-name="txtEmp">fusée de base</text:span> qui vole plutôt bien dans une grande variété de conditions.</text:p>
        <text:p text:style-name="op_5f_txt_5f__20__3e__20_paraTag_5f_">La manière de lancer cette fusée est expliquée dans la section suivante.</text:p>
        <text:h text:style-name="odTemplateText_20__3e__20_title_20__3e__20_level_20_03" text:outline-level="3">Une fusée de base</text:h>
        <text:p text:style-name="sw_5f_WPbTitle_20__3e__20_pbTitle"><text:span text:style-name="sw_5f_WPbTitle_20__3e__20_key"/><text:span text:style-name="sw_5f_WPbTitle_20__3e__20_value">Liste du matériel requis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Une <text:span text:style-name="txtEmp">bouteille de 2 litres de boisson gazeuse</text:span> : elle constituera le corps principal de la fusée.</text:p>
            <text:p text:style-name="op_5f_txt_5f__20__3e__20_itemizedListTag_5f__20__3e__20_paragraph_20_level_20_1">⚠️ N’utilisez que des bouteilles ayant contenu des boissons gazeuses : les bouteilles similaires ayant contenu des jus ou des boissons lactées ne conviennent pas.</text:p>
            <text:p text:style-name="op_5f_txt_5f__20__3e__20_itemizedListTag_5f__20__3e__20_paragraph_20_level_20_1">Les bouteilles de boisson gazeuse sont fabriquées en PET (Polyéthylène Téréphtalate), un plastique extrêmement résistant.</text:p>
          </text:list-item>
          <text:list-item>
            <text:p text:style-name="op_5f_txt_5f__20__3e__20_itemizedListTag_5f__20__3e__20_paragraph_20_level_20_1">Une <text:span text:style-name="txtEmp">balle de tennis</text:span> ou une balle en caoutchouc d’environ <text:span text:style-name="txtEmp">60 g</text:span> : elle formera la partie principale du cône de nez.</text:p>
          </text:list-item>
          <text:list-item>
            <text:p text:style-name="op_5f_txt_5f__20__3e__20_itemizedListTag_5f__20__3e__20_paragraph_20_level_20_1">Du <text:span text:style-name="txtEmp">carton ondulé</text:span> ou, mieux encore, du <text:span text:style-name="txtEmp">plastique ondulé</text:span> : pour fabriquer les ailerons.</text:p>
          </text:list-item>
          <text:list-item>
            <text:p text:style-name="op_5f_txt_5f__20__3e__20_itemizedListTag_5f__20__3e__20_paragraph_20_level_20_1">Du <text:span text:style-name="txtEmp">ruban adhésif résistant</text:span>, style « Duck Tape ».</text:p>
          </text:list-item>
          <text:list-item>
            <text:p text:style-name="op_5f_txt_5f__20__3e__20_itemizedListTag_5f__20__3e__20_paragraph_20_level_20_1">Une <text:span text:style-name="txtEmp">paire de ciseaux</text:span> ou un <text:span text:style-name="txtEmp">couteau</text:span>.</text:p>
          </text:list-item>
          <text:list-item>
            <text:p text:style-name="op_5f_txt_5f__20__3e__20_itemizedListTag_5f__20__3e__20_paragraph_20_level_20_1"><text:span text:style-name="txtEmp">Temps nécessaire</text:span> : entre 30 et 40 minutes.</text:p>
          </text:list-item>
        </text:list>
        <text:h text:style-name="odTemplateText_20__3e__20_title_20__3e__20_level_20_03" text:outline-level="3">Étapes de construction</text:h>
        <text:h text:style-name="odTemplateText_20__3e__20_title_20__3e__20_level_20_04" text:outline-level="4">Préparer la bouteille</text:h>
        <text:p text:style-name="sw_5f_WPbTitle_20__3e__20_pbTitle"><text:span text:style-name="sw_5f_WPbTitle_20__3e__20_key">Méthode</text:span><text:span text:style-name="sw_5f_WPbTitle_20__3e__20_value"/></text:p>
        <text:p text:style-name="op_5f_txt_5f__20__3e__20_paraTag_5f_">Prenez une bouteille de boisson gazeuse de 2 litres.</text:p>
        <text:p text:style-name="op_5f_txt_5f__20__3e__20_paraTag_5f_">Videz-la, retirez les étiquettes, puis rincez-la à l’eau.</text:p>
        <text:p text:style-name="op_5f_txt_5f__20__3e__20_paraTag_5f_">Des boissons très bon marché comme l’eau gazeuse ou la limonade sont idéales pour cela.</text:p>
        <text:h text:style-name="odTemplateText_20__3e__20_title_20__3e__20_level_20_04" text:outline-level="4">Ajouter un cône de nez</text:h>
        <text:p text:style-name="sw_5f_WPbTitle_20__3e__20_pbTitle"><text:span text:style-name="sw_5f_WPbTitle_20__3e__20_key"/><text:span text:style-name="sw_5f_WPbTitle_20__3e__20_value">Le cône de nez</text:span></text:p>
        <text:p text:style-name="op_5f_txt_5f__20__3e__20_paraTag_5f_">Le cône de nez doit être légèrement pointu.</text:p>
        <text:p text:style-name="op_5f_txt_5f__20__3e__20_paraTag_5f_">Comme nous le verrons dans la section 4, il est aussi important de mettre un peu de poids à l’avant de la fusée.</text:p>
        <text:p text:style-name="sw_5f_WPbTitle_20__3e__20_pbTitle"><text:span text:style-name="sw_5f_WPbTitle_20__3e__20_key">Méthode</text:span><text:span text:style-name="sw_5f_WPbTitle_20__3e__20_value"/></text:p>
        <text:p text:style-name="op_5f_txt_5f__20__3e__20_paraTag_5f_">👉 Ma méthode préférée pour obtenir ces deux effets :</text:p>
        <text:p text:style-name="op_5f_txt_5f__20__3e__20_paraTag_5f_"><text:span text:style-name="txtEmp">fixer une balle de tennis</text:span> sur le goulot de la bouteille avec du ruban adhésif.</text:p>
        <text:p text:style-name="op_5f_txt_5f__20__3e__20_paraTag_5f_">Cela n’a peut-être pas l’air très aérodynamique… mais faites-moi confiance : <text:span text:style-name="txtEmp">ça vole très bien !</text:span></text:p>
        <text:h text:style-name="odTemplateText_20__3e__20_title_20__3e__20_level_20_04" text:outline-level="4">Ajouter des ailerons</text:h>
        <text:p text:style-name="op_5f_txt_5f__20__3e__20_paraTag_5f_">Les ailerons ci-dessous ont été découpés dans un vieux panneau immobilier « À vendre ».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Techniquement, ce <text:span text:style-name="txtEmp">plastique ondulé</text:span> (connu sous le nom de Corriflute™) est imperméable et offre une excellente rigidité par rapport à son poids.</text:p>
        <text:p text:style-name="op_5f_txt_5f__20__3e__20_paraTag_5f_">Si vous ne trouvez pas de panneaux recyclés, vous pouvez en acheter</text:p>
        <text:p text:style-name="op_5f_txt_5f__20__3e__20_paraTag_5f_">Il existe aussi de nombreuses alternatives :</text:p>
        <text:list text:style-name="op_5f_txt_5f__20__3e__20_itemizedListTag_5f__20__3e__20_list">
          <text:list-item text:start-value="1">
            <text:p text:style-name="op_5f_txt_5f__20__3e__20_itemizedListTag_5f__20__3e__20_paragraph_20_level_20_1">Le <text:span text:style-name="txtEmp">carton ondulé</text:span> fonctionne, mais il devient mou après quelques lancements.</text:p>
          </text:list-item>
          <text:list-item>
            <text:p text:style-name="op_5f_txt_5f__20__3e__20_itemizedListTag_5f__20__3e__20_paragraph_20_level_20_1">Certains <text:span text:style-name="txtEmp">matériaux d’emballage</text:span> légers et rigides sont aussi bien adaptés.</text:p>
          </text:list-item>
          <text:list-item>
            <text:p text:style-name="op_5f_txt_5f__20__3e__20_itemizedListTag_5f__20__3e__20_paragraph_20_level_20_1">Une option populaire : découper de <text:span text:style-name="txtEmp">vieux CD</text:span> pour en faire des ailerons.</text:p>
            <text:p text:style-name="op_5f_txt_5f__20__3e__20_itemizedListTag_5f__20__3e__20_paragraph_20_level_20_1">⚠️ Si vous utilisez cette méthode, couvrez les bords tranchants avec du ruban pour éviter les blessures si la fusée heurte quelqu’un.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👉 J’ai utilisé trois ailerons plutôt que quatre : un de moins à découper !</text:span></text:p>
        <text:p text:style-name="op_5f_txt_5f__20__3e__20_paraTag_5f_">J’ai inclus un schéma montrant les dimensions exactes utilisées, mais ce modèle n’est pas optimal.</text:p>
        <text:p text:style-name="op_5f_txt_5f__20__3e__20_paraTag_5f_">J’aime cette forme car :</text:p>
        <text:list text:style-name="op_5f_txt_5f__20__3e__20_itemizedListTag_5f__20__3e__20_list">
          <text:list-item text:start-value="1">
            <text:p text:style-name="op_5f_txt_5f__20__3e__20_itemizedListTag_5f__20__3e__20_paragraph_20_level_20_1">La fusée peut <text:span text:style-name="txtEmp">tenir debout sur ses ailerons</text:span> (pratique lors du remplissage).</text:p>
          </text:list-item>
          <text:list-item>
            <text:p text:style-name="op_5f_txt_5f__20__3e__20_itemizedListTag_5f__20__3e__20_paragraph_20_level_20_1">Elle ressemble un peu aux <text:span text:style-name="txtEmp">fusées des albums de Tintin</text:span> !</text:p>
          </text:list-item>
        </text:list>
        <text:p text:style-name="op_5f_txt_5f__20__3e__20_paraTag_5f_">Les ailerons sont simplement <text:span text:style-name="txtEmp">collés au ruban adhésif sur la bouteille</text:span>. Ils doivent être solidement fixés pour ne pas être arrachés au lancement.</text:p>
        <text:p text:style-name="op_5f_txt_5f__20__3e__20_paraTag_5f_">Ils seront probablement endommagés à l’atterrissage, mais ils sont faciles à réparer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Conseils pour les aileron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Tous les ailerons doivent être <text:span text:style-name="txtEmp">identiques</text:span>.</text:p>
          </text:list-item>
          <text:list-item>
            <text:p text:style-name="op_5f_txt_5f__20__3e__20_itemizedListTag_5f__20__3e__20_paragraph_20_level_20_1">Ils doivent être placés vers l’<text:span text:style-name="txtEmp">arrière</text:span> de la fusée.</text:p>
          </text:list-item>
          <text:list-item>
            <text:p text:style-name="op_5f_txt_5f__20__3e__20_itemizedListTag_5f__20__3e__20_paragraph_20_level_20_1">Ils doivent être <text:span text:style-name="txtEmp">symétriques autour du corps</text:span> (tous les 120° s’il y en a 3, ou 90° s’il y en a 4).</text:p>
          </text:list-item>
          <text:list-item>
            <text:p text:style-name="op_5f_txt_5f__20__3e__20_itemizedListTag_5f__20__3e__20_paragraph_20_level_20_1">Ils doivent être <text:span text:style-name="txtEmp">fins</text:span> quand on les regarde de face.</text:p>
          </text:list-item>
        </text:list>
        <text:h text:style-name="odTemplateText_20__3e__20_title_20__3e__20_level_20_05" text:outline-level="5">Décorer la fusée</text:h>
        <text:p text:style-name="op_5f_txt_5f__20__3e__20_paraTag_5f_">Décorer et nommer votre fusée peut procurer un plaisir démesuré pour un effort minimal.</text:p>
        <text:p text:style-name="op_5f_txt_5f__20__3e__20_paraTag_5f_">Je vous présente… <text:span text:style-name="txtEmp">le Cornichon Volant</text:span> !</text:p>
        <text:h text:style-name="odTemplateText_20__3e__20_title_20__3e__20_level_20_03" text:outline-level="3">Critiquer un modèle de fusée</text:h>
        <text:p text:style-name="sw_5f_WPbTitle_20__3e__20_pbTitle"><text:span text:style-name="sw_5f_WPbTitle_20__3e__20_key">Exemple</text:span><text:span text:style-name="sw_5f_WPbTitle_20__3e__20_value"/></text:p>
        <text:p text:style-name="op_5f_txt_5f__20__3e__20_paraTag_5f_">Cette fusée n’est pas optimisée à bien des égards — nous verrons cela dans la section 4.</text:p>
        <text:p text:style-name="op_5f_txt_5f__20__3e__20_paraTag_5f_">Mais on peut déjà observer quelques pistes d’amélioration :</text:p>
        <text:list text:style-name="op_5f_txt_5f__20__3e__20_itemizedListTag_5f__20__3e__20_list">
          <text:list-item text:start-value="1">
            <text:p text:style-name="op_5f_txt_5f__20__3e__20_itemizedListTag_5f__20__3e__20_paragraph_20_level_20_1">Elle pourrait être <text:span text:style-name="txtEmp">plus légère</text:span>.</text:p>
          </text:list-item>
          <text:list-item>
            <text:p text:style-name="op_5f_txt_5f__20__3e__20_itemizedListTag_5f__20__3e__20_paragraph_20_level_20_1">Le cône de nez pourrait être <text:span text:style-name="txtEmp">plus aérodynamique</text:span>.</text:p>
          </text:list-item>
          <text:list-item>
            <text:p text:style-name="op_5f_txt_5f__20__3e__20_itemizedListTag_5f__20__3e__20_paragraph_20_level_20_1">Les ailerons pourraient être <text:span text:style-name="txtEmp">plus petits</text:span>.</text:p>
          </text:list-item>
        </text:list>
        <text:p text:style-name="op_5f_txt_5f__20__3e__20_paraTag_5f_">Cela dit, l’aérodynamisme n’est pas mauvais, et le poids + la taille des ailerons garantissent une bonne stabilité.</text:p>
        <text:p text:style-name="op_5f_txt_5f__20__3e__20_paraTag_5f_">En résumé : <text:span text:style-name="txtEmp">c’est un bon point de départ</text:span>.</text:p>
        <text:p text:style-name="op_5f_txt_5f__20__3e__20_paraTag_5f_"><text:span text:style-name="txtEmp">Statistiques clés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Volume interne</text:span> : 2 litres</text:p>
          </text:list-item>
          <text:list-item>
            <text:p text:style-name="op_5f_txt_5f__20__3e__20_itemizedListTag_5f__20__3e__20_paragraph_20_level_20_1"><text:span text:style-name="txtEmp">Masse à vide</text:span> : 171 g (0,171 kg)</text:p>
          </text:list-item>
          <text:list-item>
            <text:p text:style-name="op_5f_txt_5f__20__3e__20_itemizedListTag_5f__20__3e__20_paragraph_20_level_20_1"><text:span text:style-name="txtEmp">Longueur</text:span> : 45 cm (0,45 m)</text:p>
          </text:list-item>
          <text:list-item>
            <text:p text:style-name="op_5f_txt_5f__20__3e__20_itemizedListTag_5f__20__3e__20_paragraph_20_level_20_1"><text:span text:style-name="txtEmp">Surface totale des ailerons</text:span> : 1200 cm²</text:p>
          </text:list-item>
          <text:list-item>
            <text:p text:style-name="op_5f_txt_5f__20__3e__20_itemizedListTag_5f__20__3e__20_paragraph_20_level_20_1"><text:span text:style-name="txtEmp">Surface frontale</text:span> : 62 cm²</text:p>
          </text:list-item>
        </text:list>
        <text:p text:style-name="_scod_hiddenParagraph"> <text:bookmark-end text:name="db_N82_ztJPYa95xKbMK6w1w99Nbf_N9_6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Concevoir et fabriquer un système de lancement pour fusée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Dans les sections précédentes, nous avons défini ce qu’est une fusée à eau et appris à construire un modèle de base.</text:p>
                <text:p text:style-name="op_5f_txt_5f__20__3e__20_paraTag_5f_">Mais sans un bon <text:span text:style-name="txtEmp">système de lancement</text:span>, il est difficile, voire dangereux, de faire décoller votre fusée efficacement.</text:p>
                <text:p text:style-name="op_5f_txt_5f__20__3e__20_paraTag_5f_">Cette section explore différents types de <text:span text:style-name="txtEmp">lanceurs</text:span> : du système commercial aux modèles faits maison.</text:p>
                <text:p text:style-name="op_5f_txt_5f__20__3e__20_paraTag_5f_">Vous y découvrirez les principes mécaniques, les matériaux à utiliser, et les points critiques comme le <text:span text:style-name="txtEmp">système de déclenchement</text:span> et la <text:span text:style-name="txtEmp">connexion au tuyau de gonflage</text:span>.</text:p>
                <text:p text:style-name="op_5f_txt_5f__20__3e__20_paraTag_5f_">Deux modèles détaillés (avec et sans tube de lancement) vous seront proposés.</text:p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Concevoir et fabriquer un système de lancement pour fusée à eau</text:h>
        <text:p text:style-name="_scod_hiddenParagraph"> <text:bookmark-start text:name="db_N82_POPABaGGnITLGCT2Th5jh_N27_7"/> <text:span text:style-name="_scod_noDisplayText"> </text:span></text:p>
        <text:p text:style-name="_scod_hiddenParagraph"> <text:bookmark-start text:name="db_Na_AL9IXkEhm0gFATij82ehof_N11_8"/> <text:span text:style-name="_scod_noDisplayText"> </text:span></text:p>
        <text:p text:style-name="_scod_hiddenParagraph"> <text:bookmark-end text:name="db_Na_AL9IXkEhm0gFATij82ehof_N11_8"/> <text:span text:style-name="_scod_noDisplayText"> </text:span></text:p>
        <text:p text:style-name="_scod_hiddenParagraph"> <text:bookmark-start text:name="db_Na_AL9IXkEhm0gFATij82ehof_N13_9"/> <text:span text:style-name="_scod_noDisplayText"> </text:span></text:p>
        <text:p text:style-name="_scod_hiddenParagraph"> <text:bookmark-end text:name="db_Na_AL9IXkEhm0gFATij82ehof_N13_9"/> <text:span text:style-name="_scod_noDisplayText"> </text:span></text:p>
        <text:p text:style-name="_scod_hiddenParagraph"> <text:bookmark-start text:name="db_Na_AL9IXkEhm0gFATij82ehof_N15_10"/> <text:span text:style-name="_scod_noDisplayText"> </text:span></text:p>
        <text:p text:style-name="_scod_hiddenParagraph"> <text:bookmark-end text:name="db_Na_AL9IXkEhm0gFATij82ehof_N15_10"/> <text:span text:style-name="_scod_noDisplayText"> </text:span></text:p>
        <text:p text:style-name="_scod_hiddenParagraph"> <text:bookmark-start text:name="db_Na_AL9IXkEhm0gFATij82ehof_N17_11"/> <text:span text:style-name="_scod_noDisplayText"> </text:span></text:p>
        <text:p text:style-name="_scod_hiddenParagraph"> <text:bookmark-end text:name="db_Na_AL9IXkEhm0gFATij82ehof_N17_11"/> <text:span text:style-name="_scod_noDisplayText"> </text:span></text:p>
        <text:p text:style-name="_scod_hiddenParagraph"> <text:bookmark-start text:name="db_Na_AL9IXkEhm0gFATij82ehof_N19_12"/> <text:span text:style-name="_scod_noDisplayText"> </text:span></text:p>
        <text:p text:style-name="_scod_hiddenParagraph"> <text:bookmark-end text:name="db_Na_AL9IXkEhm0gFATij82ehof_N19_12"/> <text:span text:style-name="_scod_noDisplayText"> </text:span></text:p>
        <text:p text:style-name="_scod_hiddenParagraph"> <text:bookmark-start text:name="db_Na_AL9IXkEhm0gFATij82ehof_N1b_13"/> <text:span text:style-name="_scod_noDisplayText"> </text:span></text:p>
        <text:p text:style-name="_scod_hiddenParagraph"> <text:bookmark-end text:name="db_Na_AL9IXkEhm0gFATij82ehof_N1b_13"/> <text:span text:style-name="_scod_noDisplayText"> </text:span></text:p>
        <text:h text:style-name="odTemplateText_20__3e__20_title_20__3e__20_level_20_03" text:outline-level="3">🛠️ L’importance du lanceur</text:h>
        <text:p text:style-name="op_5f_txt_5f__20__3e__20_paraTag_5f_">Les lanceurs sont <text:span text:style-name="txtEmp">plus complexes</text:span></text:p>
        <text:p text:style-name="op_5f_txt_5f__20__3e__20_paraTag_5f_">à construire que les fusées elles-mêmes, et il faut souvent plus de temps pour en fabriquer un.</text:p>
        <text:p text:style-name="op_5f_txt_5f__20__3e__20_paraTag_5f_">C’est pourquoi vous pourriez envisager d’acheter un système commercial.</text:p>
        <text:p text:style-name="sw_5f_WPbTitle_20__3e__20_pbTitle"><text:span text:style-name="sw_5f_WPbTitle_20__3e__20_key">Exemple</text:span><text:span text:style-name="sw_5f_WPbTitle_20__3e__20_value"/></text:p>
        <text:p text:style-name="op_5f_txt_5f__20__3e__20_paraTag_5f_">Le système de la marque <text:span text:style-name="txtEmp">Maplin</text:span>, testé avec la fusée "The Flying Gherkin".</text:p>
        <text:p text:style-name="op_5f_txt_5f__20__3e__20_paraTag_5f_">Ce système utilise :</text:p>
        <text:list text:style-name="op_5f_txt_5f__20__3e__20_itemizedListTag_5f__20__3e__20_list">
          <text:list-item text:start-value="1">
            <text:p text:style-name="op_5f_txt_5f__20__3e__20_itemizedListTag_5f__20__3e__20_paragraph_20_level_20_1">une <text:span text:style-name="txtEmp">buse spéciale</text:span> vissée à la place du bouchon</text:p>
          </text:list-item>
          <text:list-item>
            <text:p text:style-name="op_5f_txt_5f__20__3e__20_itemizedListTag_5f__20__3e__20_paragraph_20_level_20_1">un <text:span text:style-name="txtEmp">connecteur de tuyau d’arrosage</text:span></text:p>
          </text:list-item>
          <text:list-item>
            <text:p text:style-name="op_5f_txt_5f__20__3e__20_itemizedListTag_5f__20__3e__20_paragraph_20_level_20_1">un <text:span text:style-name="txtEmp">mécanisme de libération</text:span> activé par un <text:span text:style-name="txtEmp">câble de frein de vélo</text:span></text:p>
          </text:list-item>
        </text:list>
        <text:h text:style-name="odTemplateText_20__3e__20_title_20__3e__20_level_20_03" text:outline-level="3">🧰 Construire votre propre lanceur</text:h>
        <text:p text:style-name="sw_5f_WPbTitle_20__3e__20_pbTitle"><text:span text:style-name="sw_5f_WPbTitle_20__3e__20_key"/><text:span text:style-name="sw_5f_WPbTitle_20__3e__20_value">Contexte</text:span></text:p>
        <text:p text:style-name="op_5f_txt_5f__20__3e__20_paraTag_5f_">Avant de construire mon propre lanceur, j’ai d’abord tenté de reproduire un modèle vu en ligne… qui n’a pas bien fonctionné.</text:p>
        <text:p text:style-name="op_5f_txt_5f__20__3e__20_paraTag_5f_">Voici donc deux conceptions fiables, créées par des passionnés de la NPL :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Modèle A</text:span> : sans tube de lancement</text:p>
          </text:list-item>
          <text:list-item>
            <text:p text:style-name="op_5f_txt_5f__20__3e__20_itemizedListTag_5f__20__3e__20_paragraph_20_level_20_1"><text:span text:style-name="txtEmp">Modèle B</text:span> : avec tube de lancement</text:p>
            <text:p text:style-name="op_5f_txt_5f__20__3e__20_itemizedListTag_5f__20__3e__20_paragraph_20_level_20_1">(Il existe de nombreuses variantes possibles, mais celles-ci sont largement éprouvées.)</text:p>
          </text:list-item>
        </text:list>
        <text:h text:style-name="odTemplateText_20__3e__20_title_20__3e__20_level_20_03" text:outline-level="3">🧱 Les deux modèles de lanceur</text:h>
        <text:h text:style-name="odTemplateText_20__3e__20_title_20__3e__20_level_20_04" text:outline-level="4">Modèle A – Sans tube de lancement</text:h>
        <text:p text:style-name="op_5f_txt_5f__20__3e__20_paraTag_5f_">Créé par <text:span text:style-name="txtEmp">Jaco Stander</text:span>, basé sur le concept du <text:span text:style-name="txtEmp">lanceur à colliers de serrage (tie wraps)</text:span> d’Ian Clark.</text:p>
        <text:p text:style-name="op_5f_txt_5f__20__3e__20_paraTag_5f_">Matériaux :</text:p>
        <text:list text:style-name="op_5f_txt_5f__20__3e__20_itemizedListTag_5f__20__3e__20_list">
          <text:list-item text:start-value="1">
            <text:p text:style-name="op_5f_txt_5f__20__3e__20_itemizedListTag_5f__20__3e__20_paragraph_20_level_20_1">Tubes de plomberie en cuivre de <text:span text:style-name="txtEmp">15 mm</text:span></text:p>
          </text:list-item>
          <text:list-item>
            <text:p text:style-name="op_5f_txt_5f__20__3e__20_itemizedListTag_5f__20__3e__20_paragraph_20_level_20_1">Raccords de plomberie</text:p>
          </text:list-item>
          <text:list-item>
            <text:p text:style-name="op_5f_txt_5f__20__3e__20_itemizedListTag_5f__20__3e__20_paragraph_20_level_20_1">Soudure ou assemblages mécaniques (compression ou « push-fit »)</text:p>
          </text:list-item>
        </text:list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Attention</text:span></text:p>
        <text:p text:style-name="op_5f_txt_5f_imp_5f__20__3e__20_paraTag_5f_">⚠️ Il faut <text:span text:style-name="txtEmp">poncer le filetage</text:span> du col de la bouteille pour que les colliers tiennent correctement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Étapes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a bouteille est insérée dans un adaptateur de plomberie.</text:p>
          </text:list-item>
          <text:list-item>
            <text:p text:style-name="op_5f_txt_5f__20__3e__20_itemizedListTag_5f__20__3e__20_paragraph_20_level_20_1">Un joint torique assure l’étanchéité.</text:p>
          </text:list-item>
          <text:list-item>
            <text:p text:style-name="op_5f_txt_5f__20__3e__20_itemizedListTag_5f__20__3e__20_paragraph_20_level_20_1">Des colliers de serrage maintiennent la bouteille en place.</text:p>
          </text:list-item>
          <text:list-item>
            <text:p text:style-name="op_5f_txt_5f__20__3e__20_itemizedListTag_5f__20__3e__20_paragraph_20_level_20_1">Une pièce en plastique coulisse pour libérer la fusée au moment voulu.</text:p>
          </text:list-item>
        </text:list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Limite</text:span></text:p>
        <text:p text:style-name="op_5f_txt_5f__20__3e__20_paraTag_5f_">Le goulot est le seul point de support → risque d’affaissement, surtout avec des fusées lourdes.</text:p>
        <text:p text:style-name="op_5f_txt_5f__20__3e__20_paraTag_5f_">✅ Solution : Ajouter une <text:span text:style-name="txtEmp">rampe</text:span> ou adopter le modèle B.</text:p>
        <text:h text:style-name="odTemplateText_20__3e__20_title_20__3e__20_level_20_04" text:outline-level="4">Modèle B – Avec tube de lancement</text:h>
        <text:p text:style-name="op_5f_txt_5f__20__3e__20_paraTag_5f_">Conçu par <text:span text:style-name="txtEmp">Dave Lowe</text:span>.</text:p>
        <text:p text:style-name="op_5f_txt_5f__20__3e__20_paraTag_5f_">Utilise :</text:p>
        <text:list text:style-name="op_5f_txt_5f__20__3e__20_itemizedListTag_5f__20__3e__20_list">
          <text:list-item text:start-value="1">
            <text:p text:style-name="op_5f_txt_5f__20__3e__20_itemizedListTag_5f__20__3e__20_paragraph_20_level_20_1">Tube en plastique de plomberie standard de <text:span text:style-name="txtEmp">22 mm</text:span></text:p>
          </text:list-item>
          <text:list-item>
            <text:p text:style-name="op_5f_txt_5f__20__3e__20_itemizedListTag_5f__20__3e__20_paragraph_20_level_20_1">Tube de trop-plein de <text:span text:style-name="txtEmp">21,5 mm</text:span></text:p>
          </text:list-item>
          <text:list-item>
            <text:p text:style-name="op_5f_txt_5f__20__3e__20_itemizedListTag_5f__20__3e__20_paragraph_20_level_20_1">Raccords « push-fit »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Étap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Percer un trou de <text:span text:style-name="txtEmp">22 mm</text:span> au centre d’un bouchon de bouteille.</text:p>
          </text:list-item>
          <text:list-item>
            <text:p text:style-name="op_5f_txt_5f__20__3e__20_itemizedListTag_5f__20__3e__20_paragraph_20_level_20_1">Faire glisser ce bouchon modifié sur le tube de lancement.</text:p>
          </text:list-item>
          <text:list-item>
            <text:p text:style-name="op_5f_txt_5f__20__3e__20_itemizedListTag_5f__20__3e__20_paragraph_20_level_20_1">Ajouter un <text:span text:style-name="txtEmp">joint torique</text:span> pour assurer l’étanchéité.</text:p>
          </text:list-item>
          <text:list-item>
            <text:p text:style-name="op_5f_txt_5f__20__3e__20_itemizedListTag_5f__20__3e__20_paragraph_20_level_20_1">Appliquer un peu d’<text:span text:style-name="txtEmp">huile ou de graisse</text:span> si nécessaire pour faciliter le glissement.</text:p>
          </text:list-item>
          <text:list-item>
            <text:p text:style-name="op_5f_txt_5f__20__3e__20_itemizedListTag_5f__20__3e__20_paragraph_20_level_20_1">Ajouter les colliers de serrage et un tube coulissant comme pour le modèle A.</text:p>
          </text:list-item>
        </text:list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Avantages :</text:span></text:p>
        <text:p text:style-name="op_5f_txt_5f__20__3e__20_paraTag_5f_">📌 Le tube de lancement apporte deux avantages :</text:p>
        <text:list text:style-name="op_5f_txt_5f__20__3e__20_itemizedListTag_5f__20__3e__20_list">
          <text:list-item text:start-value="1">
            <text:p text:style-name="op_5f_txt_5f__20__3e__20_itemizedListTag_5f__20__3e__20_paragraph_20_level_20_1">Soutient le poids de la fusée avant le lancement</text:p>
          </text:list-item>
          <text:list-item>
            <text:p text:style-name="op_5f_txt_5f__20__3e__20_itemizedListTag_5f__20__3e__20_paragraph_20_level_20_1">Permet une <text:span text:style-name="txtEmp">accélération initiale sans perte d’eau</text:span>, ce qui améliore les performances</text:p>
          </text:list-item>
        </text:list>
        <text:h text:style-name="odTemplateText_20__3e__20_title_20__3e__20_level_20_03" text:outline-level="3">⚙️ Comparaison des deux modèles</text:h>
        <table:table table:name="table" table:style-name="tb_m2upZyfcY4eS2CHfe1MaAe">
          <table:table-column table:style-name="tb_oVn0d1r98UeHEYj8VTs1lc.1"/>
          <table:table-column table:style-name="tb_WhdEdezR8JeroRxDl8WLC.2"/>
          <table:table-column table:style-name="tb_Gp4U3pZgYdcxhg4Wkks6Nf.3"/>
          <table:table-row table:style-name="TableLine1814726838544">
            <table:table-cell table:style-name="op_5f_txt_5f__5f_tableTag_5f__5f_table.A1" office:value-type="string">
              <text:p text:style-name="op_5f_txt_5f__20__3e__20_paraTag_5f_">Élément</text:p>
            </table:table-cell>
            <table:table-cell table:style-name="op_5f_txt_5f__5f_tableTag_5f__5f_table.A1" office:value-type="string">
              <text:p text:style-name="op_5f_txt_5f__20__3e__20_paraTag_5f_">Modèle A</text:p>
            </table:table-cell>
            <table:table-cell table:style-name="op_5f_txt_5f__5f_tableTag_5f__5f_table.A1" office:value-type="string">
              <text:p text:style-name="op_5f_txt_5f__20__3e__20_paraTag_5f_">Modèle B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Type de tubes</text:p>
            </table:table-cell>
            <table:table-cell table:style-name="op_5f_txt_5f__5f_tableTag_5f__5f_table.A1" office:value-type="string">
              <text:p text:style-name="op_5f_txt_5f__20__3e__20_paraTag_5f_">Cuivre 15 mm</text:p>
            </table:table-cell>
            <table:table-cell table:style-name="op_5f_txt_5f__5f_tableTag_5f__5f_table.A1" office:value-type="string">
              <text:p text:style-name="op_5f_txt_5f__20__3e__20_paraTag_5f_">Plastique 22 mm / 21,5 mm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outien au lancement</text:p>
            </table:table-cell>
            <table:table-cell table:style-name="op_5f_txt_5f__5f_tableTag_5f__5f_table.A1" office:value-type="string">
              <text:p text:style-name="op_5f_txt_5f__20__3e__20_paraTag_5f_">Goulot uniquement</text:p>
            </table:table-cell>
            <table:table-cell table:style-name="op_5f_txt_5f__5f_tableTag_5f__5f_table.A1" office:value-type="string">
              <text:p text:style-name="op_5f_txt_5f__20__3e__20_paraTag_5f_">Tube interne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Performance</text:p>
            </table:table-cell>
            <table:table-cell table:style-name="op_5f_txt_5f__5f_tableTag_5f__5f_table.A1" office:value-type="string">
              <text:p text:style-name="op_5f_txt_5f__20__3e__20_paraTag_5f_">Bonne</text:p>
            </table:table-cell>
            <table:table-cell table:style-name="op_5f_txt_5f__5f_tableTag_5f__5f_table.A1" office:value-type="string">
              <text:p text:style-name="op_5f_txt_5f__20__3e__20_paraTag_5f_">Supérieure grâce au "démarrage mobile"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Difficulté de fabrication</text:p>
            </table:table-cell>
            <table:table-cell table:style-name="op_5f_txt_5f__5f_tableTag_5f__5f_table.A1" office:value-type="string">
              <text:p text:style-name="op_5f_txt_5f__20__3e__20_paraTag_5f_">Moyenne à élevée (soudure)</text:p>
            </table:table-cell>
            <table:table-cell table:style-name="op_5f_txt_5f__5f_tableTag_5f__5f_table.A1" office:value-type="string">
              <text:p text:style-name="op_5f_txt_5f__20__3e__20_paraTag_5f_">Moyenne (perçage + ajustements)</text:p>
            </table:table-cell>
          </table:table-row>
          <table:table-row table:style-name="TableLine1814726838544">
            <table:table-cell table:style-name="op_5f_txt_5f__5f_tableTag_5f__5f_table.A1" office:value-type="string">
              <text:p text:style-name="op_5f_txt_5f__20__3e__20_paraTag_5f_">Sécurité et stabilité</text:p>
            </table:table-cell>
            <table:table-cell table:style-name="op_5f_txt_5f__5f_tableTag_5f__5f_table.A1" office:value-type="string">
              <text:p text:style-name="op_5f_txt_5f__20__3e__20_paraTag_5f_">Moins stable</text:p>
            </table:table-cell>
            <table:table-cell table:style-name="op_5f_txt_5f__5f_tableTag_5f__5f_table.A1" office:value-type="string">
              <text:p text:style-name="op_5f_txt_5f__20__3e__20_paraTag_5f_">Plus stable</text:p>
            </table:table-cell>
          </table:table-row>
        </table:table>
        <text:p text:style-name="gTableTitle">Tableau <text:sequence text:ref-name="ooow:tab+1" text:name="tab" text:formula="ooow:tab+1" style:num-format="1"/>  Comparaison des deux modèles</text:p>
        <text:h text:style-name="odTemplateText_20__3e__20_title_20__3e__20_level_20_03" text:outline-level="3">🔩 Raccordement au système de pompe</text:h>
        <text:p text:style-name="op_5f_txt_5f__20__3e__20_paraTag_5f_">Aucun magasin ne vend un connecteur standard entre votre lanceur et une pompe à vélo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👉 Solution :</text:span></text:p>
        <text:p text:style-name="op_5f_txt_5f__20__3e__20_paraTag_5f_">insérer une <text:span text:style-name="txtEmp">valve de pneu</text:span> (vélo ou voiture) dans un raccord de plomberie.</text:p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Insérer une valve dans un embout de tuyau, sans colle.</text:span></text:p>
        <text:p text:style-name="op_5f_txt_5f__20__3e__20_paraTag_5f_">La pression d’air assure l’étanchéité.</text:p>
        <text:h text:style-name="odTemplateText_20__3e__20_title_20__3e__20_level_20_03" text:outline-level="3">🧯 Choix de la pompe</text:h>
        <text:p text:style-name="sw_5f_WPbTitle_20__3e__20_pbTitle"><text:span text:style-name="sw_5f_WPbTitle_20__3e__20_key"/><text:span text:style-name="sw_5f_WPbTitle_20__3e__20_value">Types possibl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ompe à main</text:span></text:p>
          </text:list-item>
          <text:list-item>
            <text:p text:style-name="op_5f_txt_5f__20__3e__20_itemizedListTag_5f__20__3e__20_paragraph_20_level_20_1"><text:span text:style-name="txtEmp">Pompe à pied</text:span></text:p>
          </text:list-item>
          <text:list-item>
            <text:p text:style-name="op_5f_txt_5f__20__3e__20_itemizedListTag_5f__20__3e__20_paragraph_20_level_20_1"><text:span text:style-name="txtEmp">Pompe à étrier (stirrup pump)</text:span></text:p>
          </text:list-item>
        </text:list>
        <text:p text:style-name="sw_5f_WPbTitle_20__3e__20_pbTitleImp"><text:span text:style-name="sw_5f_WPbTitle_20__3e__20_key">Fondamental</text:span> <text:span text:style-name="sw_5f_WPbTitle_20__3e__20_separator">:</text:span> <text:span text:style-name="sw_5f_WPbTitle_20__3e__20_value">🎯 Critère indispensable :</text:span></text:p>
        <text:p text:style-name="op_5f_txt_5f_imp_5f__20__3e__20_paraTag_5f_">avoir un <text:span text:style-name="txtEmp">manomètre intégré</text:span> pour suivre la pression.</text:p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Attention !</text:span></text:p>
        <text:p text:style-name="op_5f_txt_5f_imp_5f__20__3e__20_paraTag_5f_">⚠️ Les pompes à main sont fortement déconseillées : très exigeantes physiquement et peu fiables.</text:p>
        <text:p text:style-name="_scod_hiddenParagraph"> <text:bookmark-end text:name="db_N82_POPABaGGnITLGCT2Th5jh_N27_7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Optimiser la conception d’une fusée à eau pour maximiser la stabilité, la hauteur et la portée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Après avoir construit et lancé une fusée de base, il devient naturel de chercher à <text:span text:style-name="txtEmp">améliorer ses performances</text:span>. Cette section propose une approche structurée pour optimiser les différents aspects de la fusée.</text:p>
                <text:p text:style-name="op_5f_txt_5f__20__3e__20_paraTag_5f_">Vous apprendrez à :</text:p>
                <text:list text:style-name="op_5f_txt_5f__20__3e__20_itemizedListTag_5f__20__3e__20_list">
                  <text:list-item text:start-value="1">
                    <text:p text:style-name="op_5f_txt_5f__20__3e__20_itemizedListTag_5f__20__3e__20_paragraph_20_level_20_1">Choisir le bon format de bouteille</text:p>
                  </text:list-item>
                  <text:list-item>
                    <text:p text:style-name="op_5f_txt_5f__20__3e__20_itemizedListTag_5f__20__3e__20_paragraph_20_level_20_1">Réduire le poids sans nuire à la stabilité</text:p>
                  </text:list-item>
                  <text:list-item>
                    <text:p text:style-name="op_5f_txt_5f__20__3e__20_itemizedListTag_5f__20__3e__20_paragraph_20_level_20_1">Positionner stratégiquement les masses</text:p>
                  </text:list-item>
                  <text:list-item>
                    <text:p text:style-name="op_5f_txt_5f__20__3e__20_itemizedListTag_5f__20__3e__20_paragraph_20_level_20_1">Concevoir des ailerons efficaces</text:p>
                  </text:list-item>
                  <text:list-item>
                    <text:p text:style-name="op_5f_txt_5f__20__3e__20_itemizedListTag_5f__20__3e__20_paragraph_20_level_20_1">Estimer la <text:span text:style-name="txtEmp">stabilité aérodynamique</text:span></text:p>
                  </text:list-item>
                  <text:list-item>
                    <text:p text:style-name="op_5f_txt_5f__20__3e__20_itemizedListTag_5f__20__3e__20_paragraph_20_level_20_1">Réduire la <text:span text:style-name="txtEmp">traînée</text:span> pour voler plus haut et plus loin</text:p>
                  </text:list-item>
                  <text:list-item>
                    <text:p text:style-name="op_5f_txt_5f__20__3e__20_itemizedListTag_5f__20__3e__20_paragraph_20_level_20_1">Utiliser des <text:span text:style-name="txtEmp">carénages</text:span> et améliorer la buse</text:p>
                  </text:list-item>
                </text:list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Optimiser la conception d’une fusée à eau pour maximiser la stabilité, la hauteur et la portée</text:h>
        <text:p text:style-name="_scod_hiddenParagraph"> <text:bookmark-start text:name="db_N82_mEA8mFgYIaeYFClBq0tz4d_N36_14"/> <text:span text:style-name="_scod_noDisplayText"> </text:span></text:p>
        <text:p text:style-name="_scod_hiddenParagraph"> <text:bookmark-start text:name="db_Na_Xql1pPefC7jdZAXBCFP0P_N11_15"/> <text:span text:style-name="_scod_noDisplayText"> </text:span></text:p>
        <text:p text:style-name="_scod_hiddenParagraph"> <text:bookmark-end text:name="db_Na_Xql1pPefC7jdZAXBCFP0P_N11_15"/> <text:span text:style-name="_scod_noDisplayText"> </text:span></text:p>
        <text:p text:style-name="_scod_hiddenParagraph"> <text:bookmark-start text:name="db_Na_Xql1pPefC7jdZAXBCFP0P_N13_16"/> <text:span text:style-name="_scod_noDisplayText"> </text:span></text:p>
        <text:p text:style-name="_scod_hiddenParagraph"> <text:bookmark-end text:name="db_Na_Xql1pPefC7jdZAXBCFP0P_N13_16"/> <text:span text:style-name="_scod_noDisplayText"> </text:span></text:p>
        <text:p text:style-name="_scod_hiddenParagraph"> <text:bookmark-start text:name="db_Na_Xql1pPefC7jdZAXBCFP0P_N15_17"/> <text:span text:style-name="_scod_noDisplayText"> </text:span></text:p>
        <text:p text:style-name="_scod_hiddenParagraph"> <text:bookmark-end text:name="db_Na_Xql1pPefC7jdZAXBCFP0P_N15_17"/> <text:span text:style-name="_scod_noDisplayText"> </text:span></text:p>
        <text:p text:style-name="_scod_hiddenParagraph"> <text:bookmark-start text:name="db_Na_Xql1pPefC7jdZAXBCFP0P_N17_18"/> <text:span text:style-name="_scod_noDisplayText"> </text:span></text:p>
        <text:p text:style-name="_scod_hiddenParagraph"> <text:bookmark-end text:name="db_Na_Xql1pPefC7jdZAXBCFP0P_N17_18"/> <text:span text:style-name="_scod_noDisplayText"> </text:span></text:p>
        <text:p text:style-name="_scod_hiddenParagraph"> <text:bookmark-start text:name="db_Na_Xql1pPefC7jdZAXBCFP0P_N19_19"/> <text:span text:style-name="_scod_noDisplayText"> </text:span></text:p>
        <text:p text:style-name="_scod_hiddenParagraph"> <text:bookmark-end text:name="db_Na_Xql1pPefC7jdZAXBCFP0P_N19_19"/> <text:span text:style-name="_scod_noDisplayText"> </text:span></text:p>
        <text:p text:style-name="_scod_hiddenParagraph"> <text:bookmark-start text:name="db_Na_Xql1pPefC7jdZAXBCFP0P_N1b_20"/> <text:span text:style-name="_scod_noDisplayText"> </text:span></text:p>
        <text:p text:style-name="_scod_hiddenParagraph"> <text:bookmark-end text:name="db_Na_Xql1pPefC7jdZAXBCFP0P_N1b_20"/> <text:span text:style-name="_scod_noDisplayText"> </text:span></text:p>
        <text:p text:style-name="_scod_hiddenParagraph"> <text:bookmark-start text:name="db_Na_Xql1pPefC7jdZAXBCFP0P_N1d_21"/> <text:span text:style-name="_scod_noDisplayText"> </text:span></text:p>
        <text:p text:style-name="_scod_hiddenParagraph"> <text:bookmark-end text:name="db_Na_Xql1pPefC7jdZAXBCFP0P_N1d_21"/> <text:span text:style-name="_scod_noDisplayText"> </text:span></text:p>
        <text:p text:style-name="_scod_hiddenParagraph"> <text:bookmark-start text:name="db_Na_Xql1pPefC7jdZAXBCFP0P_N1f_22"/> <text:span text:style-name="_scod_noDisplayText"> </text:span></text:p>
        <text:p text:style-name="_scod_hiddenParagraph"> <text:bookmark-end text:name="db_Na_Xql1pPefC7jdZAXBCFP0P_N1f_22"/> <text:span text:style-name="_scod_noDisplayText"> </text:span></text:p>
        <text:h text:style-name="odTemplateText_20__3e__20_title_20__3e__20_level_20_03" text:outline-level="3">⚖️ Choix de la taille (volume)</text:h>
        <text:p text:style-name="op_5f_txt_5f__20__3e__20_paraTag_5f_">Des bouteilles de <text:span text:style-name="txtEmp">500 mL à 3 litres</text:span> peuvent être utilisées.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Avantage des grandes bouteilles</text:span> : elles stockent plus d’<text:span text:style-name="txtEmp">énergie potentielle</text:span> (volume × pression).</text:p>
          </text:list-item>
          <text:list-item>
            <text:p text:style-name="op_5f_txt_5f__20__3e__20_itemizedListTag_5f__20__3e__20_paragraph_20_level_20_1"><text:span text:style-name="txtEmp">Limite</text:span> : au-delà de 3 litres, il faut <text:span text:style-name="txtEmp">assembler plusieurs bouteilles</text:span>.</text:p>
          </text:list-item>
        </text:list>
        <text:p text:style-name="op_5f_txt_5f__20__3e__20_paraTag_5f_">La pression maximale recommandée est de <text:span text:style-name="txtEmp">5 bars (75 psi)</text:span>. Pour augmenter l’énergie sans dépasser cette limite, augmentez le volume.</text:p>
        <text:h text:style-name="odTemplateText_20__3e__20_title_20__3e__20_level_20_03" text:outline-level="3">⚖️ Réduction du poids</text:h>
        <text:p text:style-name="op_5f_txt_5f__20__3e__20_paraTag_5f_">Règle générale : <text:span text:style-name="txtEmp">plus la fusée est légère, mieux elle vole.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e plastique PET des bouteilles est <text:span text:style-name="txtEmp">très solide et léger</text:span></text:p>
          </text:list-item>
          <text:list-item>
            <text:p text:style-name="op_5f_txt_5f__20__3e__20_itemizedListTag_5f__20__3e__20_paragraph_20_level_20_1">Évitez d’ajouter trop de matériaux lourds en optimisant la forme</text:p>
          </text:list-item>
        </text:list>
        <text:p text:style-name="sw_5f_WPbTitle_20__3e__20_pbTitleImp"><text:span text:style-name="sw_5f_WPbTitle_20__3e__20_key">Attention</text:span> <text:span text:style-name="sw_5f_WPbTitle_20__3e__20_separator">:</text:span> <text:span text:style-name="sw_5f_WPbTitle_20__3e__20_value">Mais attention :</text:span></text:p>
        <text:p text:style-name="op_5f_txt_5f_imp_5f__20__3e__20_paraTag_5f_"><text:span text:style-name="txtEmp">le poids doit être bien réparti</text:span>, sinon votre fusée <text:span text:style-name="txtEmp">perdra sa stabilité en vol</text:span>.</text:p>
        <text:h text:style-name="odTemplateText_20__3e__20_title_20__3e__20_level_20_03" text:outline-level="3">🎯 Stabilité aérodynamique</text:h>
        <text:p text:style-name="sw_5f_WPbTitle_20__3e__20_pbTitle"><text:span text:style-name="sw_5f_WPbTitle_20__3e__20_key"/><text:span text:style-name="sw_5f_WPbTitle_20__3e__20_value">Une fusée stab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vole en ligne droite</text:span></text:p>
          </text:list-item>
          <text:list-item>
            <text:p text:style-name="op_5f_txt_5f__20__3e__20_itemizedListTag_5f__20__3e__20_paragraph_20_level_20_1">suit une belle <text:span text:style-name="txtEmp">courbe ascendante et descendante</text:span></text:p>
          </text:list-item>
        </text:list>
        <text:p text:style-name="sw_5f_WPbTitle_20__3e__20_pbTitle"><text:span text:style-name="sw_5f_WPbTitle_20__3e__20_key"/><text:span text:style-name="sw_5f_WPbTitle_20__3e__20_value">Une fusée instable :</text:span></text:p>
        <text:p text:style-name="op_5f_txt_5f__20__3e__20_paraTag_5f_">oscille, <text:span text:style-name="txtEmp">tourne sur elle-même</text:span>, perd de la vitesse et chute sans contrôle</text:p>
        <text:h text:style-name="odTemplateText_20__3e__20_title_20__3e__20_level_20_03" text:outline-level="3">📍 Trouver le centre de masse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⚖️ Méthode simp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Suspendez la fusée avec une <text:span text:style-name="txtEmp">ficelle</text:span></text:p>
          </text:list-item>
          <text:list-item>
            <text:p text:style-name="op_5f_txt_5f__20__3e__20_itemizedListTag_5f__20__3e__20_paragraph_20_level_20_1">Ajustez la position jusqu’à trouver le <text:span text:style-name="txtEmp">point d’équilibre</text:span>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💡 Astuce</text:span></text:p>
        <text:p text:style-name="op_5f_txt_5f__20__3e__20_paraTag_5f_">Plus le centre de masse est vers l’<text:span text:style-name="txtEmp">avant</text:span>, plus la fusée est stable.</text:p>
        <text:h text:style-name="odTemplateText_20__3e__20_title_20__3e__20_level_20_03" text:outline-level="3">🧩 Rôle des ailerons</text:h>
        <text:p text:style-name="op_5f_txt_5f__20__3e__20_paraTag_5f_">Les ailerons corrigent les <text:span text:style-name="txtEmp">écarts de trajectoire.</text:span></text:p>
        <text:p text:style-name="op_5f_txt_5f__20__3e__20_paraTag_5f_">Lorsqu’une fusée s’incline, ils provoquent une force de rappel.</text:p>
        <text:p text:style-name="sw_5f_WPbTitle_20__3e__20_pbTitleImp"><text:span text:style-name="sw_5f_WPbTitle_20__3e__20_key">Fondamental</text:span> <text:span text:style-name="sw_5f_WPbTitle_20__3e__20_separator">:</text:span> <text:span text:style-name="sw_5f_WPbTitle_20__3e__20_value">🔬 Concept clé :</text:span></text:p>
        <text:list text:style-name="op_5f_txt_5f__20__3e__20_itemizedListTag_5f__20__3e__20_list">
          <text:list-item text:start-value="1">
            <text:p text:style-name="P156">La <text:span text:style-name="txtEmp">traînée</text:span> agit principalement sur le <text:span text:style-name="txtEmp">nez</text:span> de la fusée</text:p>
          </text:list-item>
          <text:list-item>
            <text:p text:style-name="P156">Si la fusée s’incline, des surfaces latérales (corps + ailerons) sont exposées</text:p>
          </text:list-item>
          <text:list-item>
            <text:p text:style-name="P156">Ces forces s’appliquent en un point appelé <text:span text:style-name="txtEmp">centre de pression</text:span></text:p>
          </text:list-item>
        </text:list>
        <text:h text:style-name="odTemplateText_20__3e__20_title_20__3e__20_level_20_03" text:outline-level="3">📐 Centre de masse vs centre de pression</text:h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🧪 Expérience mentale :</text:span></text:p>
        <text:p text:style-name="op_5f_txt_5f__20__3e__20_paraTag_5f_"><text:span text:style-name="txtEmp">Fusée A</text:span> : centre de masse <text:span text:style-name="txtEmp">devant</text:span></text:p>
        <text:p text:style-name="op_5f_txt_5f__20__3e__20_paraTag_5f_">le centre de pression → stable</text:p>
        <text:p text:style-name="op_5f_txt_5f__20__3e__20_paraTag_5f_"><text:span text:style-name="txtEmp">Fusée B</text:span> : centre de masse <text:span text:style-name="txtEmp">derrière</text:span> le centre de pression → instable</text:p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👉 Pour assurer la stabilité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Avancer le <text:span text:style-name="txtEmp">centre de masse</text:span> (avec une balle de tennis par exemple)</text:p>
          </text:list-item>
          <text:list-item>
            <text:p text:style-name="op_5f_txt_5f__20__3e__20_itemizedListTag_5f__20__3e__20_paragraph_20_level_20_1">Reculer le <text:span text:style-name="txtEmp">centre de pression</text:span> (grâce à des ailerons arrière)</text:p>
          </text:list-item>
        </text:list>
        <text:h text:style-name="odTemplateText_20__3e__20_title_20__3e__20_level_20_03" text:outline-level="3">🖼️ Estimer le centre de pression – Technique de la silhouette</text:h>
        <text:p text:style-name="sw_5f_WPbTitle_20__3e__20_pbTitle"><text:span text:style-name="sw_5f_WPbTitle_20__3e__20_key">Méthode</text:span><text:span text:style-name="sw_5f_WPbTitle_20__3e__20_value"/></text:p>
        <text:list text:style-name="op_5f_txt_5f__20__3e__20_itemizedListTag_5f__20__3e__20_list">
          <text:list-item text:start-value="1">
            <text:p text:style-name="op_5f_txt_5f__20__3e__20_itemizedListTag_5f__20__3e__20_paragraph_20_level_20_1">Posez la fusée à plat sur une feuille</text:p>
          </text:list-item>
          <text:list-item>
            <text:p text:style-name="op_5f_txt_5f__20__3e__20_itemizedListTag_5f__20__3e__20_paragraph_20_level_20_1">Tracez son <text:span text:style-name="txtEmp">contour</text:span> (vue latérale)</text:p>
          </text:list-item>
          <text:list-item>
            <text:p text:style-name="op_5f_txt_5f__20__3e__20_itemizedListTag_5f__20__3e__20_paragraph_20_level_20_1">Découpez ce <text:span text:style-name="txtEmp">gabarit</text:span> (silhouette)</text:p>
          </text:list-item>
          <text:list-item>
            <text:p text:style-name="op_5f_txt_5f__20__3e__20_itemizedListTag_5f__20__3e__20_paragraph_20_level_20_1">Trouvez son <text:span text:style-name="txtEmp">centre de gravité</text:span>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→ Ce point est une bonne approximation du centre de pression</text:span></text:p>
        <text:p text:style-name="op_5f_txt_5f__20__3e__20_paraTag_5f_">✅ Si le centre de pression (de la silhouette) est <text:span text:style-name="txtEmp">derrière</text:span> le centre de masse réel : la fusée est <text:span text:style-name="txtEmp">stable</text:span>.</text:p>
        <text:h text:style-name="odTemplateText_20__3e__20_title_20__3e__20_level_20_03" text:outline-level="3">🌬️ Réduire la traînée (drag)</text:h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Une fusée se déplace dans l’air → elle doit pousser l’air devant elle, ce qui crée une force opposée : la traînée.</text:span></text:p>
        <text:p text:style-name="op_5f_txt_5f__20__3e__20_paraTag_5f_">La traînée devient significative à partir de <text:span text:style-name="txtEmp">10 m/s</text:span> (vitesse atteinte rapidement après le décollage)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ur la réduire :</text:span></text:p>
        <text:p text:style-name="op_5f_txt_5f__20__3e__20_paraTag_5f_">🟢 Nez :</text:p>
        <text:list text:style-name="op_5f_txt_5f__20__3e__20_itemizedListTag_5f__20__3e__20_list">
          <text:list-item text:start-value="1">
            <text:p text:style-name="op_5f_txt_5f__20__3e__20_itemizedListTag_5f__20__3e__20_paragraph_20_level_20_1">Forme <text:span text:style-name="txtEmp">conique</text:span>, mais pas trop pointue (sécurité)</text:p>
          </text:list-item>
          <text:list-item>
            <text:p text:style-name="op_5f_txt_5f__20__3e__20_itemizedListTag_5f__20__3e__20_paragraph_20_level_20_1">Poids <text:span text:style-name="txtEmp">vers l’avant</text:span></text:p>
          </text:list-item>
        </text:list>
        <text:p text:style-name="op_5f_txt_5f__20__3e__20_paraTag_5f_">🟢 Corps :</text:p>
        <text:list text:style-name="op_5f_txt_5f__20__3e__20_itemizedListTag_5f__20__3e__20_list">
          <text:list-item text:start-value="1">
            <text:p text:style-name="op_5f_txt_5f__20__3e__20_itemizedListTag_5f__20__3e__20_paragraph_20_level_20_1">Surface <text:span text:style-name="txtEmp">lisse</text:span></text:p>
          </text:list-item>
          <text:list-item>
            <text:p text:style-name="op_5f_txt_5f__20__3e__20_itemizedListTag_5f__20__3e__20_paragraph_20_level_20_1">Long et mince &gt; court et large</text:p>
          </text:list-item>
        </text:list>
        <text:p text:style-name="op_5f_txt_5f__20__3e__20_paraTag_5f_">🟢 Ailerons :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Fins</text:span> et <text:span text:style-name="txtEmp">légers</text:span></text:p>
          </text:list-item>
          <text:list-item>
            <text:p text:style-name="op_5f_txt_5f__20__3e__20_itemizedListTag_5f__20__3e__20_paragraph_20_level_20_1">Disposés <text:span text:style-name="txtEmp">symétriquement</text:span></text:p>
          </text:list-item>
          <text:list-item>
            <text:p text:style-name="op_5f_txt_5f__20__3e__20_itemizedListTag_5f__20__3e__20_paragraph_20_level_20_1">Positionnés <text:span text:style-name="txtEmp">le plus en arrière possible</text:span></text:p>
          </text:list-item>
        </text:list>
        <text:h text:style-name="odTemplateText_20__3e__20_title_20__3e__20_level_20_03" text:outline-level="3">✨ Carénages et ajouts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Un <text:span text:style-name="txtEmp">carénage</text:span> est une structure lisse ajoutée pour réduire la traînée.</text:p>
        <text:p text:style-name="sw_5f_WPbTitle_20__3e__20_pbTitle"><text:span text:style-name="sw_5f_WPbTitle_20__3e__20_key"/><text:span text:style-name="sw_5f_WPbTitle_20__3e__20_value">Deux usag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Renforcer et lisser</text:span> les joints entre bouteilles</text:p>
          </text:list-item>
          <text:list-item>
            <text:p text:style-name="op_5f_txt_5f__20__3e__20_itemizedListTag_5f__20__3e__20_paragraph_20_level_20_1">Allonger la fusée (déplacer le centre de masse vers l’avant)</text:p>
          </text:list-item>
        </text:list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💡 Astuce :</text:span></text:p>
        <text:p text:style-name="op_5f_txt_5f__20__3e__20_paraTag_5f_">utiliser des morceaux d’autres bouteilles comme carénage.</text:p>
        <text:h text:style-name="odTemplateText_20__3e__20_title_20__3e__20_level_20_03" text:outline-level="3">🚿 La buse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La buse transforme la pression en <text:span text:style-name="txtEmp">vitesse d’éjection</text:span> de l’eau.</text:p>
        <text:p text:style-name="sw_5f_WPbTitle_20__3e__20_pbTitle"><text:span text:style-name="sw_5f_WPbTitle_20__3e__20_key"/><text:span text:style-name="sw_5f_WPbTitle_20__3e__20_value">Bon design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Limite les frottements</text:p>
          </text:list-item>
          <text:list-item>
            <text:p text:style-name="op_5f_txt_5f__20__3e__20_itemizedListTag_5f__20__3e__20_paragraph_20_level_20_1">Dirige l’eau <text:span text:style-name="txtEmp">dans l’axe du vol</text:span></text:p>
          </text:list-item>
        </text:list>
        <text:p text:style-name="sw_5f_WPbTitle_20__3e__20_pbTitle"><text:span text:style-name="sw_5f_WPbTitle_20__3e__20_key">Complément</text:span><text:span text:style-name="sw_5f_WPbTitle_20__3e__20_value"/></text:p>
        <text:p text:style-name="op_5f_txt_5f__20__3e__20_paraTag_5f_">Certaines bouteilles (notamment les petites de 1 L) ont des <text:span text:style-name="txtEmp">épaules inclinées</text:span> qui améliorent la performance de la buse.</text:p>
        <text:h text:style-name="odTemplateText_20__3e__20_title_20__3e__20_level_20_03" text:outline-level="3">🔧 Impédance de la buse</text:h>
        <text:p text:style-name="sw_5f_WPbTitle_20__3e__20_pbTitle"><text:span text:style-name="sw_5f_WPbTitle_20__3e__20_key">Définition</text:span><text:span text:style-name="sw_5f_WPbTitle_20__3e__20_value"/></text:p>
        <text:p text:style-name="op_5f_txt_5f__20__3e__20_paraTag_5f_">C’est la <text:span text:style-name="txtEmp">résistance au passage de l’eau</text:span>.</text:p>
        <text:p text:style-name="sw_5f_WPbTitle_20__3e__20_pbTitle"><text:span text:style-name="sw_5f_WPbTitle_20__3e__20_key"/><text:span text:style-name="sw_5f_WPbTitle_20__3e__20_value">Elle dépend de la section de la sortie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Petite buse</text:span> → haute impédance → sortie lente → pas de vol</text:p>
          </text:list-item>
          <text:list-item>
            <text:p text:style-name="op_5f_txt_5f__20__3e__20_itemizedListTag_5f__20__3e__20_paragraph_20_level_20_1"><text:span text:style-name="txtEmp">Grande buse</text:span> → faible impédance → sortie rapide → bonne poussée</text:p>
          </text:list-item>
        </text:list>
        <text:h text:style-name="odTemplateText_20__3e__20_title_20__3e__20_level_20_03" text:outline-level="3">🧪 Fusées multi-bouteilles</text:h>
        <text:p text:style-name="sw_5f_WPbTitle_20__3e__20_pbTitle"><text:span text:style-name="sw_5f_WPbTitle_20__3e__20_key"/><text:span text:style-name="sw_5f_WPbTitle_20__3e__20_value">But :</text:span></text:p>
        <text:p text:style-name="op_5f_txt_5f__20__3e__20_paraTag_5f_"><text:span text:style-name="txtEmp">augmenter le volume</text:span> sans dépasser la pression de sécurité.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Méthod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Percer un trou au fond d’une bouteille</text:p>
          </text:list-item>
          <text:list-item>
            <text:p text:style-name="op_5f_txt_5f__20__3e__20_itemizedListTag_5f__20__3e__20_paragraph_20_level_20_1">Insérer une <text:span text:style-name="txtEmp">valve de pneu</text:span> (sans mécanisme interne)</text:p>
          </text:list-item>
          <text:list-item>
            <text:p text:style-name="op_5f_txt_5f__20__3e__20_itemizedListTag_5f__20__3e__20_paragraph_20_level_20_1">Percer un <text:span text:style-name="txtEmp">bouchon</text:span> pour laisser passer la valve</text:p>
          </text:list-item>
          <text:list-item>
            <text:p text:style-name="op_5f_txt_5f__20__3e__20_itemizedListTag_5f__20__3e__20_paragraph_20_level_20_1">Ajouter un <text:span text:style-name="txtEmp">joint + écrou</text:span> + <text:span text:style-name="txtEmp">colle silicone</text:span></text:p>
          </text:list-item>
          <text:list-item>
            <text:p text:style-name="op_5f_txt_5f__20__3e__20_itemizedListTag_5f__20__3e__20_paragraph_20_level_20_1">Visser une autre bouteille dessus</text:p>
          </text:list-item>
        </text:list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→ Le résultat est étanche mais fragile.</text:span></text:p>
        <text:p text:style-name="op_5f_txt_5f__20__3e__20_paraTag_5f_">👉 Ajouter un <text:span text:style-name="txtEmp">carénage</text:span> pour renforcer l’ensemble.</text:p>
        <text:p text:style-name="op_5f_txt_5f__20__3e__20_paraTag_5f_">Répéter pour créer des fusées de 3, 4 ou 5 bouteilles</text:p>
        <text:h text:style-name="odTemplateText_20__3e__20_title_20__3e__20_level_20_03" text:outline-level="3">Parachutes</text:h>
        <text:p text:style-name="sw_5f_WPbTitle_20__3e__20_pbTitle"><text:span text:style-name="sw_5f_WPbTitle_20__3e__20_key"/><text:span text:style-name="sw_5f_WPbTitle_20__3e__20_value">Déployer un parachute au bon moment est difficile.</text:span></text:p>
        <text:p text:style-name="op_5f_txt_5f__20__3e__20_paraTag_5f_">Le moment idéal est l’<text:span text:style-name="txtEmp">apogée</text:span> (hauteur maximale), mais :</text:p>
        <text:list text:style-name="op_5f_txt_5f__20__3e__20_itemizedListTag_5f__20__3e__20_list">
          <text:list-item text:start-value="1">
            <text:p text:style-name="op_5f_txt_5f__20__3e__20_itemizedListTag_5f__20__3e__20_paragraph_20_level_20_1">La vitesse verticale devient presque nulle</text:p>
          </text:list-item>
          <text:list-item>
            <text:p text:style-name="op_5f_txt_5f__20__3e__20_itemizedListTag_5f__20__3e__20_paragraph_20_level_20_1">Aucune force n’indique précisément ce moment</text:p>
          </text:list-item>
        </text:list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Mécanismes vu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Fil accroché au sol</text:span> qui se casse au décollage</text:p>
          </text:list-item>
          <text:list-item>
            <text:p text:style-name="op_5f_txt_5f__20__3e__20_itemizedListTag_5f__20__3e__20_paragraph_20_level_20_1"><text:span text:style-name="txtEmp">Télécommande</text:span> qui chauffe un fil pour libérer un élastique</text:p>
          </text:list-item>
          <text:list-item>
            <text:p text:style-name="op_5f_txt_5f__20__3e__20_itemizedListTag_5f__20__3e__20_paragraph_20_level_20_1"><text:span text:style-name="txtEmp">Minuterie mécanique</text:span> activée au lancement (fiabilité variable)</text:p>
          </text:list-item>
        </text:list>
        <text:p text:style-name="_scod_hiddenParagraph"> <text:bookmark-end text:name="db_N82_mEA8mFgYIaeYFClBq0tz4d_N36_14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Méthodologie de test et d’analyse des performances d’une fusée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Dans les sections précédentes, vous avez appris à construire, lancer et optimiser une fusée à eau.</text:p>
                <text:p text:style-name="op_5f_txt_5f__20__3e__20_paraTag_5f_">Mais comment savoir si vos modifications sont <text:span text:style-name="txtEmp">efficaces</text:span> ?</text:p>
                <text:p text:style-name="op_5f_txt_5f__20__3e__20_paraTag_5f_">C’est ici qu’intervient la <text:span text:style-name="txtEmp">méthode scientifique</text:span> : mesurer, comparer, analyser.</text:p>
                <text:p text:style-name="op_5f_txt_5f__20__3e__20_paraTag_5f_">Dans cette section, vous apprendrez à :</text:p>
                <text:list text:style-name="op_5f_txt_5f__20__3e__20_itemizedListTag_5f__20__3e__20_list">
                  <text:list-item text:start-value="1">
                    <text:p text:style-name="op_5f_txt_5f__20__3e__20_itemizedListTag_5f__20__3e__20_paragraph_20_level_20_1">Mesurer précisément les <text:span text:style-name="txtEmp">caractéristiques de votre fusée</text:span></text:p>
                  </text:list-item>
                  <text:list-item>
                    <text:p text:style-name="op_5f_txt_5f__20__3e__20_itemizedListTag_5f__20__3e__20_paragraph_20_level_20_1">Évaluer les <text:span text:style-name="txtEmp">résultats de vol</text:span></text:p>
                  </text:list-item>
                  <text:list-item>
                    <text:p text:style-name="op_5f_txt_5f__20__3e__20_itemizedListTag_5f__20__3e__20_paragraph_20_level_20_1">Identifier les <text:span text:style-name="txtEmp">facteurs qui influencent</text:span> le plus les performances</text:p>
                  </text:list-item>
                  <text:list-item>
                    <text:p text:style-name="op_5f_txt_5f__20__3e__20_itemizedListTag_5f__20__3e__20_paragraph_20_level_20_1">Structurer vos tests pour obtenir des données fiables</text:p>
                  </text:list-item>
                </text:list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Méthodologie de test et d’analyse des performances d’une fusée à eau</text:h>
        <text:p text:style-name="_scod_hiddenParagraph"> <text:bookmark-start text:name="db_N82_Szg0pqZdcEkLpEhGP0IyJe_N33_23"/> <text:span text:style-name="_scod_noDisplayText"> </text:span></text:p>
        <text:p text:style-name="_scod_hiddenParagraph"> <text:bookmark-start text:name="db_Na_y2reEU3ABOhTeOqhHH2Vpe_N11_24"/> <text:span text:style-name="_scod_noDisplayText"> </text:span></text:p>
        <text:p text:style-name="_scod_hiddenParagraph"> <text:bookmark-end text:name="db_Na_y2reEU3ABOhTeOqhHH2Vpe_N11_24"/> <text:span text:style-name="_scod_noDisplayText"> </text:span></text:p>
        <text:p text:style-name="_scod_hiddenParagraph"> <text:bookmark-start text:name="db_Na_y2reEU3ABOhTeOqhHH2Vpe_N13_25"/> <text:span text:style-name="_scod_noDisplayText"> </text:span></text:p>
        <text:p text:style-name="_scod_hiddenParagraph"> <text:bookmark-end text:name="db_Na_y2reEU3ABOhTeOqhHH2Vpe_N13_25"/> <text:span text:style-name="_scod_noDisplayText"> </text:span></text:p>
        <text:p text:style-name="_scod_hiddenParagraph"> <text:bookmark-start text:name="db_Na_y2reEU3ABOhTeOqhHH2Vpe_N15_26"/> <text:span text:style-name="_scod_noDisplayText"> </text:span></text:p>
        <text:p text:style-name="_scod_hiddenParagraph"> <text:bookmark-end text:name="db_Na_y2reEU3ABOhTeOqhHH2Vpe_N15_26"/> <text:span text:style-name="_scod_noDisplayText"> </text:span></text:p>
        <text:p text:style-name="_scod_hiddenParagraph"> <text:bookmark-start text:name="db_Na_y2reEU3ABOhTeOqhHH2Vpe_N17_27"/> <text:span text:style-name="_scod_noDisplayText"> </text:span></text:p>
        <text:p text:style-name="_scod_hiddenParagraph"> <text:bookmark-end text:name="db_Na_y2reEU3ABOhTeOqhHH2Vpe_N17_27"/> <text:span text:style-name="_scod_noDisplayText"> </text:span></text:p>
        <text:p text:style-name="_scod_hiddenParagraph"> <text:bookmark-start text:name="db_Na_y2reEU3ABOhTeOqhHH2Vpe_N19_28"/> <text:span text:style-name="_scod_noDisplayText"> </text:span></text:p>
        <text:p text:style-name="_scod_hiddenParagraph"> <text:bookmark-end text:name="db_Na_y2reEU3ABOhTeOqhHH2Vpe_N19_28"/> <text:span text:style-name="_scod_noDisplayText"> </text:span></text:p>
        <text:p text:style-name="_scod_hiddenParagraph"> <text:bookmark-start text:name="db_Na_y2reEU3ABOhTeOqhHH2Vpe_N1b_29"/> <text:span text:style-name="_scod_noDisplayText"> </text:span></text:p>
        <text:p text:style-name="_scod_hiddenParagraph"> <text:bookmark-end text:name="db_Na_y2reEU3ABOhTeOqhHH2Vpe_N1b_29"/> <text:span text:style-name="_scod_noDisplayText"> </text:span></text:p>
        <text:p text:style-name="_scod_hiddenParagraph"> <text:bookmark-start text:name="db_Na_y2reEU3ABOhTeOqhHH2Vpe_N1d_30"/> <text:span text:style-name="_scod_noDisplayText"> </text:span></text:p>
        <text:p text:style-name="_scod_hiddenParagraph"> <text:bookmark-end text:name="db_Na_y2reEU3ABOhTeOqhHH2Vpe_N1d_30"/> <text:span text:style-name="_scod_noDisplayText"> </text:span></text:p>
        <text:p text:style-name="_scod_hiddenParagraph"> <text:bookmark-start text:name="db_Na_y2reEU3ABOhTeOqhHH2Vpe_N1f_31"/> <text:span text:style-name="_scod_noDisplayText"> </text:span></text:p>
        <text:p text:style-name="_scod_hiddenParagraph"> <text:bookmark-end text:name="db_Na_y2reEU3ABOhTeOqhHH2Vpe_N1f_31"/> <text:span text:style-name="_scod_noDisplayText"> </text:span></text:p>
        <text:p text:style-name="_scod_hiddenParagraph"> <text:bookmark-start text:name="db_Na_y2reEU3ABOhTeOqhHH2Vpe_N21_32"/> <text:span text:style-name="_scod_noDisplayText"> </text:span></text:p>
        <text:p text:style-name="_scod_hiddenParagraph"> <text:bookmark-end text:name="db_Na_y2reEU3ABOhTeOqhHH2Vpe_N21_32"/> <text:span text:style-name="_scod_noDisplayText"> </text:span></text:p>
        <text:p text:style-name="_scod_hiddenParagraph"> <text:bookmark-start text:name="db_Na_y2reEU3ABOhTeOqhHH2Vpe_N23_33"/> <text:span text:style-name="_scod_noDisplayText"> </text:span></text:p>
        <text:p text:style-name="_scod_hiddenParagraph"> <text:bookmark-end text:name="db_Na_y2reEU3ABOhTeOqhHH2Vpe_N23_33"/> <text:span text:style-name="_scod_noDisplayText"> </text:span></text:p>
        <text:h text:style-name="odTemplateText_20__3e__20_title_20__3e__20_level_20_03" text:outline-level="3">📏 Pourquoi tester ?</text:h>
        <text:p text:style-name="sw_5f_WPbTitle_20__3e__20_pbTitle"><text:span text:style-name="sw_5f_WPbTitle_20__3e__20_key"/><text:span text:style-name="sw_5f_WPbTitle_20__3e__20_value">Il y a deux types de passionnés de fusées à eau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Ceux qui veulent juste s’amuser (ce qui est génial !)</text:p>
          </text:list-item>
          <text:list-item>
            <text:p text:style-name="op_5f_txt_5f__20__3e__20_itemizedListTag_5f__20__3e__20_paragraph_20_level_20_1">Ceux qui veulent <text:span text:style-name="txtEmp">comprendre et améliorer</text:span> (les futurs ingénieurs 🚀)</text:p>
          </text:list-item>
        </text:list>
        <text:p text:style-name="sw_5f_WPbTitle_20__3e__20_pbTitle"><text:span text:style-name="sw_5f_WPbTitle_20__3e__20_key">Conseil</text:span><text:span text:style-name="sw_5f_WPbTitle_20__3e__20_value"/></text:p>
        <text:p text:style-name="op_5f_txt_5f__20__3e__20_paraTag_5f_">👉 La clé pour progresser, c’est <text:span text:style-name="txtEmp">la mesure</text:span>.</text:p>
        <text:h text:style-name="odTemplateText_20__3e__20_title_20__3e__20_level_20_03" text:outline-level="3">🔍 Quoi mesurer ?</text:h>
        <text:h text:style-name="odTemplateText_20__3e__20_title_20__3e__20_level_20_04" text:outline-level="4">✅ Propriétés de la fusée (avant le vol)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Masse à vide :</text:span></text:p>
        <text:p text:style-name="op_5f_txt_5f__20__3e__20_paraTag_5f_">avec une balance de cuisine électronique (précision : ±1 g)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olume total :</text:span></text:p>
        <text:p text:style-name="op_5f_txt_5f__20__3e__20_paraTag_5f_">s’il y a plusieurs bouteilles, remplissez d’eau et pesez → 1 g = 1 cm³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olume d’eau :</text:span></text:p>
        <text:p text:style-name="op_5f_txt_5f__20__3e__20_paraTag_5f_">généralement entre <text:span text:style-name="txtEmp">20 % et 30 %</text:span></text:p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Astuce :</text:span></text:p>
        <text:p text:style-name="op_5f_txt_5f__20__3e__20_paraTag_5f_">marquez les niveaux sur la bouteille avec du ruban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Angle de lancement</text:span></text:p>
        <text:p text:style-name="op_5f_txt_5f__20__3e__20_paraTag_5f_">idéalement autour de <text:span text:style-name="txtEmp">45°</text:span></text:p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ression de lancement :</text:span></text:p>
        <text:p text:style-name="op_5f_txt_5f__20__3e__20_paraTag_5f_">mesure en <text:span text:style-name="txtEmp">bars</text:span> ou <text:span text:style-name="txtEmp">psi</text:span> avec un manomètre</text:p>
        <text:p text:style-name="sw_5f_WPbTitle_20__3e__20_pbTitle"><text:span text:style-name="sw_5f_WPbTitle_20__3e__20_key"/><text:span text:style-name="sw_5f_WPbTitle_20__3e__20_value">Particularités</text:span></text:p>
        <text:p text:style-name="op_5f_txt_5f__20__3e__20_paraTag_5f_">Notez toute modification : forme, ailerons, carénage, etc.</text:p>
        <text:h text:style-name="odTemplateText_20__3e__20_title_20__3e__20_level_20_04" text:outline-level="4">✅ Résultats du vol :</text:h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Portée au sol : distance entre le point de départ et d’atterrissage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Idéal : <text:span text:style-name="txtEmp">odomètre à roue</text:span></text:p>
          </text:list-item>
          <text:list-item>
            <text:p text:style-name="op_5f_txt_5f__20__3e__20_itemizedListTag_5f__20__3e__20_paragraph_20_level_20_1">Sinon : <text:span text:style-name="txtEmp">grands pas adultes</text:span> calibrés (10 pas = distance mesurée)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Hauteur maximale :</text:span></text:p>
        <text:p text:style-name="op_5f_txt_5f__20__3e__20_paraTag_5f_">Difficile à mesurer</text:p>
        <text:list text:style-name="op_5f_txt_5f__20__3e__20_itemizedListTag_5f__20__3e__20_list">
          <text:list-item text:start-value="1">
            <text:p text:style-name="op_5f_txt_5f__20__3e__20_itemizedListTag_5f__20__3e__20_paragraph_20_level_20_1">Option 1 : fil de couture attaché à la fusée lors d’un vol vertical</text:p>
          </text:list-item>
          <text:list-item>
            <text:p text:style-name="op_5f_txt_5f__20__3e__20_itemizedListTag_5f__20__3e__20_paragraph_20_level_20_1">Option 2 : <text:span text:style-name="txtEmp">altimètre électronique</text:span></text:p>
            <text:p text:style-name="op_5f_txt_5f__20__3e__20_itemizedListTag_5f__20__3e__20_paragraph_20_level_20_1">Option 3 : Fusil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Temps de vol :</text:span></text:p>
        <text:p text:style-name="op_5f_txt_5f__20__3e__20_paraTag_5f_">à mesurer avec un chronomètre sportif</text:p>
        <text:list text:style-name="op_5f_txt_5f__20__3e__20_itemizedListTag_5f__20__3e__20_list">
          <text:list-item text:start-value="1">
            <text:p text:style-name="op_5f_txt_5f__20__3e__20_itemizedListTag_5f__20__3e__20_paragraph_20_level_20_1">Sans parachute : 5 à 10 secondes</text:p>
          </text:list-item>
          <text:list-item>
            <text:p text:style-name="op_5f_txt_5f__20__3e__20_itemizedListTag_5f__20__3e__20_paragraph_20_level_20_1">Avec parachute : parfois plus d’1 minute</text:p>
          </text:list-item>
        </text:list>
        <text:p text:style-name="sw_5f_WPbTitle_20__3e__20_pbTitle"><text:span text:style-name="sw_5f_WPbTitle_20__3e__20_key">Méthode</text:span> <text:span text:style-name="sw_5f_WPbTitle_20__3e__20_separator">:</text:span> <text:span text:style-name="sw_5f_WPbTitle_20__3e__20_value">Vitesse de lancement :</text:span></text:p>
        <text:p text:style-name="op_5f_txt_5f__20__3e__20_paraTag_5f_">Analysable avec une <text:span text:style-name="txtEmp">caméra vidéo</text:span></text:p>
        <text:h text:style-name="odTemplateText_20__3e__20_title_20__3e__20_level_20_03" text:outline-level="3">🎥 Analyse vidéo (facultatif mais puissant)</text:h>
        <text:p text:style-name="op_5f_txt_5f__20__3e__20_paraTag_5f_">De nombreuses caméras numériques filment à <text:span text:style-name="txtEmp">10 ou 15 images par seconde</text:span>.</text:p>
        <text:p text:style-name="op_5f_txt_5f__20__3e__20_paraTag_5f_">En analysant image par image, vous pouvez :</text:p>
        <text:list text:style-name="op_5f_txt_5f__20__3e__20_itemizedListTag_5f__20__3e__20_list">
          <text:list-item text:start-value="1">
            <text:p text:style-name="op_5f_txt_5f__20__3e__20_itemizedListTag_5f__20__3e__20_paragraph_20_level_20_1">Estimer la <text:span text:style-name="txtEmp">vitesse initiale</text:span></text:p>
          </text:list-item>
          <text:list-item>
            <text:p text:style-name="op_5f_txt_5f__20__3e__20_itemizedListTag_5f__20__3e__20_paragraph_20_level_20_1">Observer la <text:span text:style-name="txtEmp">trajectoire de l’eau</text:span></text:p>
          </text:list-item>
          <text:list-item>
            <text:p text:style-name="op_5f_txt_5f__20__3e__20_itemizedListTag_5f__20__3e__20_paragraph_20_level_20_1">Détecter des problèmes d’alignement</text:p>
          </text:list-item>
        </text:list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Exemple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3 longueurs de bouteille (≈1,2 m) parcourues en 1/15 s → <text:span text:style-name="txtEmp">≈18 m/s</text:span></text:p>
          </text:list-item>
          <text:list-item>
            <text:p text:style-name="op_5f_txt_5f__20__3e__20_itemizedListTag_5f__20__3e__20_paragraph_20_level_20_1">Accélération : 12 × 15 = <text:span text:style-name="txtEmp">180 m/s²</text:span>, soit <text:span text:style-name="txtEmp">≈18 g</text:span></text:p>
          </text:list-item>
        </text:list>
        <text:p text:style-name="sw_5f_WPbTitle_20__3e__20_pbTitle"><text:span text:style-name="sw_5f_WPbTitle_20__3e__20_key">Conseil</text:span><text:span text:style-name="sw_5f_WPbTitle_20__3e__20_value"/></text:p>
        <text:p text:style-name="op_5f_txt_5f__20__3e__20_paraTag_5f_">💡 Placez une <text:span text:style-name="txtEmp">règle ou une échelle visible</text:span> dans le champ de la caméra.</text:p>
        <text:h text:style-name="odTemplateText_20__3e__20_title_20__3e__20_level_20_03" text:outline-level="3">🧪 Conseils de test</text:h>
        <text:p text:style-name="sw_5f_WPbTitle_20__3e__20_pbTitleImp"><text:span text:style-name="sw_5f_WPbTitle_20__3e__20_key">Attention</text:span><text:span text:style-name="sw_5f_WPbTitle_20__3e__20_value"/></text:p>
        <text:p text:style-name="op_5f_txt_5f_imp_5f__20__3e__20_paraTag_5f_">✅ <text:span text:style-name="txtEmp">Lisez la section sur la sécurité</text:span> avant de commencer tout test.</text:p>
        <text:p text:style-name="sw_5f_WPbTitle_20__3e__20_pbTitle"><text:span text:style-name="sw_5f_WPbTitle_20__3e__20_key">Conseil</text:span> <text:span text:style-name="sw_5f_WPbTitle_20__3e__20_separator">:</text:span> <text:span text:style-name="sw_5f_WPbTitle_20__3e__20_value">Bonnes pratiques 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Apportez <text:span text:style-name="txtEmp">beaucoup d’eau</text:span> (baril avec robinet, entonnoirs…)</text:p>
          </text:list-item>
          <text:list-item>
            <text:p text:style-name="op_5f_txt_5f__20__3e__20_itemizedListTag_5f__20__3e__20_paragraph_20_level_20_1"><text:span text:style-name="txtEmp">Notez vos données</text:span> dès que possible : sur papier ou ordi</text:p>
          </text:list-item>
          <text:list-item>
            <text:p text:style-name="op_5f_txt_5f__20__3e__20_itemizedListTag_5f__20__3e__20_paragraph_20_level_20_1">Utilisez une <text:span text:style-name="txtEmp">fiche de test structurée</text:span> (voir ci-dessous)</text:p>
          </text:list-item>
          <text:list-item>
            <text:p text:style-name="op_5f_txt_5f__20__3e__20_itemizedListTag_5f__20__3e__20_paragraph_20_level_20_1">Essayez le simulateur informatique pour prédire les résultats</text:p>
          </text:list-item>
          <text:list-item>
            <text:p text:style-name="op_5f_txt_5f__20__3e__20_itemizedListTag_5f__20__3e__20_paragraph_20_level_20_1"><text:span text:style-name="txtEmp">Précision</text:span> : ±5 % à ±10 % suffit pour tirer des conclusions</text:p>
          </text:list-item>
        </text:list>
        <text:h text:style-name="odTemplateText_20__3e__20_title_20__3e__20_level_20_03" text:outline-level="3">🧪 Idées d’expériences</text:h>
        <text:p text:style-name="sw_5f_WPbTitle_20__3e__20_pbTitle"><text:span text:style-name="sw_5f_WPbTitle_20__3e__20_key">Exemple</text:span> <text:span text:style-name="sw_5f_WPbTitle_20__3e__20_separator">:</text:span> <text:span text:style-name="sw_5f_WPbTitle_20__3e__20_value">Divers exemples d'expériences possibles :</text:span></text:p>
        <text:list text:style-name="op_5f_txt_5f__20__3e__20_itemizedListTag_5f__20__3e__20_list">
          <text:list-item text:start-value="1">
            <text:p text:style-name="op_5f_txt_5f__20__3e__20_itemizedListTag_5f__20__3e__20_paragraph_20_level_20_1"><text:span text:style-name="txtEmp">Trois vols identiques</text:span> : vérifiez la <text:span text:style-name="txtEmp">reproductibilité</text:span></text:p>
          </text:list-item>
          <text:list-item>
            <text:p text:style-name="op_5f_txt_5f__20__3e__20_itemizedListTag_5f__20__3e__20_paragraph_20_level_20_1"><text:span text:style-name="txtEmp">Sans eau</text:span> : démonstration du principe de propulsion → puis ajoutez 5 % d’eau et constatez la différence !</text:p>
          </text:list-item>
          <text:list-item>
            <text:p text:style-name="op_5f_txt_5f__20__3e__20_itemizedListTag_5f__20__3e__20_paragraph_20_level_20_1"><text:span text:style-name="txtEmp">Travail en binôme</text:span> : un lanceur, un observateur</text:p>
          </text:list-item>
          <text:list-item>
            <text:p text:style-name="op_5f_txt_5f__20__3e__20_itemizedListTag_5f__20__3e__20_paragraph_20_level_20_1"><text:span text:style-name="txtEmp">Test de l’angle</text:span> : variez l’angle de 5° en 5° et notez la portée</text:p>
          </text:list-item>
          <text:list-item>
            <text:p text:style-name="op_5f_txt_5f__20__3e__20_itemizedListTag_5f__20__3e__20_paragraph_20_level_20_1"><text:span text:style-name="txtEmp">Test de la pression</text:span> : augmentez la pression par paliers et comparez</text:p>
          </text:list-item>
        </text:list>
        <text:h text:style-name="odTemplateText_20__3e__20_title_20__3e__20_level_20_03" text:outline-level="3">📊 Exemple de résultats simulés (graphiques du document original) :</text:h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Variation de l’angle :</text:span></text:p>
        <text:p text:style-name="op_5f_txt_5f__20__3e__20_paraTag_5f_">Entre 40° et 50°, la portée change très peu → bon angle pour tester d’autres paramètres.</text:p>
        <text:p text:style-name="sw_5f_WPbTitle_20__3e__20_pbTitle"><text:span text:style-name="sw_5f_WPbTitle_20__3e__20_key">Remarque</text:span> <text:span text:style-name="sw_5f_WPbTitle_20__3e__20_separator">:</text:span> <text:span text:style-name="sw_5f_WPbTitle_20__3e__20_value">Variation de la pression :</text:span></text:p>
        <text:p text:style-name="op_5f_txt_5f__20__3e__20_paraTag_5f_">L’effet de la pression diminue avec l’augmentation → améliorer le design est plus efficace que forcer sur la pression.</text:p>
        <text:p text:style-name="_scod_hiddenParagraph"> <text:bookmark-end text:name="db_N82_Szg0pqZdcEkLpEhGP0IyJe_N33_23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  <text:h text:style-name="odTemplateText_20__3e__20_title_20__3e__20_level_20_01" text:outline-level="1">Principes physiques fondamentaux appliqués au fonctionnement des fusées à eau</text:h>
      <text:p text:style-name="_scod_noDisplay">  <text:span text:style-name="_scod_noDisplayText"> </text:span></text:p>
      <text:section text:style-name="Sect2" text:name="Section">
        <text:p text:style-name="_scod_noDisplay">  <text:span text:style-name="_scod_noDisplayText"> </text:span></text:p>
        <text:p text:style-name="_scod_noDisplay">  <text:span text:style-name="_scod_noDisplayText"> </text:span></text:p>
        <text:section text:style-name="Sect1" text:name="Section">
          <text:p text:style-name="_scod_noDisplay">  <text:span text:style-name="_scod_noDisplayText"> </text:span></text:p>
          <text:p text:style-name="sw_5f_WIntro_20__3e__20_carBeforeIntro"> <text:span text:style-name="_scod_noDisplayText"> </text:span></text:p>
          <table:table table:name="WBox_Nd" table:style-name="op_5f_ueDiv_5f__5f__5f__5f_introBox_5f__5f__5f_table">
            <table:table-column table:style-name="op_5f_ueDiv_5f__5f__5f__5f_introBox_5f__5f__5f_table.A"/>
            <table:table-row table:style-name="op_5f_ueDiv_5f__5f__5f__5f_introBox_5f__5f__5f_table.1">
              <table:table-cell table:style-name="op_5f_ueDiv_5f__5f__5f__5f_introBox_5f__5f__5f_table.A1">
                <text:p text:style-name="op_5f_ueDiv_5f__20__3e__20_introBox_20__3e__20_title">Introduction</text:p>
                <text:p text:style-name="op_5f_txt_5f__20__3e__20_paraTag_5f_">Pourquoi une fusée à eau vole-t-elle ? Pourquoi ralentit-elle ?</text:p>
                <text:p text:style-name="op_5f_txt_5f__20__3e__20_paraTag_5f_">Que se passe-t-il au moment précis du lancement ? Pourquoi certaines fusées vont plus loin que d'autres, même sous la même pression ?</text:p>
                <text:p text:style-name="op_5f_txt_5f__20__3e__20_paraTag_5f_">Cette section propose un survol clair mais rigoureux des <text:span text:style-name="txtEmp">principes physiques fondamentaux</text:span> qui régissent le fonctionnement d’une fusée à eau, depuis le sol jusqu’au sommet de sa trajectoire.</text:p>
                <text:p text:style-name="op_5f_txt_5f__20__3e__20_paraTag_5f_">Les lois de Newton, les forces aérodynamiques, la gravité et la poussée sont expliquées de façon accessible, pour vous aider à mieux concevoir et tester vos modèles.</text:p>
              </table:table-cell>
            </table:table-row>
          </table:table>
          <text:p text:style-name="_scod_noDisplayNoKeep">  <text:span text:style-name="_scod_noDisplayText"> </text:span></text:p>
        </text:section>
        <text:p text:style-name="_scod_noDisplayNoKeep">  <text:span text:style-name="_scod_noDisplayText"> </text:span></text:p>
        <text:h text:style-name="odTemplateText_20__3e__20_title_20__3e__20_level_20_02" text:outline-level="2">Principes physiques fondamentaux appliqués au fonctionnement des fusées à eau</text:h>
        <text:p text:style-name="_scod_hiddenParagraph"> <text:bookmark-start text:name="db_N82_xUvgSDgkff84xH7jvVzhj_N1c_34"/> <text:span text:style-name="_scod_noDisplayText"> </text:span></text:p>
        <text:p text:style-name="_scod_hiddenParagraph"> <text:bookmark-start text:name="db_Na_kxbO6e9XiBdIiGevDmEV1g_N11_35"/> <text:span text:style-name="_scod_noDisplayText"> </text:span></text:p>
        <text:p text:style-name="_scod_hiddenParagraph"> <text:bookmark-end text:name="db_Na_kxbO6e9XiBdIiGevDmEV1g_N11_35"/> <text:span text:style-name="_scod_noDisplayText"> </text:span></text:p>
        <text:p text:style-name="_scod_hiddenParagraph"> <text:bookmark-start text:name="db_Na_kxbO6e9XiBdIiGevDmEV1g_N13_36"/> <text:span text:style-name="_scod_noDisplayText"> </text:span></text:p>
        <text:p text:style-name="_scod_hiddenParagraph"> <text:bookmark-end text:name="db_Na_kxbO6e9XiBdIiGevDmEV1g_N13_36"/> <text:span text:style-name="_scod_noDisplayText"> </text:span></text:p>
        <text:p text:style-name="_scod_hiddenParagraph"> <text:bookmark-start text:name="db_Na_kxbO6e9XiBdIiGevDmEV1g_N15_37"/> <text:span text:style-name="_scod_noDisplayText"> </text:span></text:p>
        <text:p text:style-name="_scod_hiddenParagraph"> <text:bookmark-end text:name="db_Na_kxbO6e9XiBdIiGevDmEV1g_N15_37"/> <text:span text:style-name="_scod_noDisplayText"> </text:span></text:p>
        <text:p text:style-name="_scod_hiddenParagraph"> <text:bookmark-start text:name="db_Na_kxbO6e9XiBdIiGevDmEV1g_N17_38"/> <text:span text:style-name="_scod_noDisplayText"> </text:span></text:p>
        <text:p text:style-name="_scod_hiddenParagraph"> <text:bookmark-end text:name="db_Na_kxbO6e9XiBdIiGevDmEV1g_N17_38"/> <text:span text:style-name="_scod_noDisplayText"> </text:span></text:p>
        <text:p text:style-name="_scod_hiddenParagraph"> <text:bookmark-start text:name="db_Na_kxbO6e9XiBdIiGevDmEV1g_N19_39"/> <text:span text:style-name="_scod_noDisplayText"> </text:span></text:p>
        <text:p text:style-name="_scod_hiddenParagraph"> <text:bookmark-end text:name="db_Na_kxbO6e9XiBdIiGevDmEV1g_N19_39"/> <text:span text:style-name="_scod_noDisplayText"> </text:span></text:p>
        <text:p text:style-name="_scod_hiddenParagraph"> <text:bookmark-start text:name="db_Na_kxbO6e9XiBdIiGevDmEV1g_N1b_40"/> <text:span text:style-name="_scod_noDisplayText"> </text:span></text:p>
        <text:p text:style-name="_scod_hiddenParagraph"> <text:bookmark-end text:name="db_Na_kxbO6e9XiBdIiGevDmEV1g_N1b_40"/> <text:span text:style-name="_scod_noDisplayText"> </text:span></text:p>
        <text:p text:style-name="_scod_hiddenParagraph"> <text:bookmark-start text:name="db_Na_kxbO6e9XiBdIiGevDmEV1g_N1d_41"/> <text:span text:style-name="_scod_noDisplayText"> </text:span></text:p>
        <text:p text:style-name="_scod_hiddenParagraph"> <text:bookmark-end text:name="db_Na_kxbO6e9XiBdIiGevDmEV1g_N1d_41"/> <text:span text:style-name="_scod_noDisplayText"> </text:span></text:p>
        <text:p text:style-name="_scod_hiddenParagraph"> <text:bookmark-start text:name="db_Na_kxbO6e9XiBdIiGevDmEV1g_N1f_42"/> <text:span text:style-name="_scod_noDisplayText"> </text:span></text:p>
        <text:p text:style-name="_scod_hiddenParagraph"> <text:bookmark-end text:name="db_Na_kxbO6e9XiBdIiGevDmEV1g_N1f_42"/> <text:span text:style-name="_scod_noDisplayText"> </text:span></text:p>
        <text:h text:style-name="odTemplateText_20__3e__20_title_20__3e__20_level_20_03" text:outline-level="3">🧭 Les forces en jeu</text:h>
        <text:h text:style-name="odTemplateText_20__3e__20_title_20__3e__20_level_20_04" text:outline-level="4">Sur la rampe de lancement</text:h>
        <text:list text:style-name="op_5f_txt_5f__20__3e__20_itemizedListTag_5f__20__3e__20_list">
          <text:list-item text:start-value="1">
            <text:p text:style-name="op_5f_txt_5f__20__3e__20_itemizedListTag_5f__20__3e__20_paragraph_20_level_20_1">La fusée est <text:span text:style-name="txtEmp">immobile</text:span> : toutes les forces sont en <text:span text:style-name="txtEmp">équilibre</text:span>.</text:p>
          </text:list-item>
          <text:list-item>
            <text:p text:style-name="op_5f_txt_5f__20__3e__20_itemizedListTag_5f__20__3e__20_paragraph_20_level_20_1">La poussée <text:span text:style-name="txtEmp">vers le haut</text:span> est <text:span text:style-name="txtEmp">égale</text:span> à la force gravitationnelle <text:span text:style-name="txtEmp">vers le bas</text:span>.</text:p>
          </text:list-item>
        </text:list>
        <text:h text:style-name="odTemplateText_20__3e__20_title_20__3e__20_level_20_04" text:outline-level="4">Au moment du lancement</text:h>
        <text:list text:style-name="op_5f_txt_5f__20__3e__20_itemizedListTag_5f__20__3e__20_list">
          <text:list-item text:start-value="1">
            <text:p text:style-name="op_5f_txt_5f__20__3e__20_itemizedListTag_5f__20__3e__20_paragraph_20_level_20_1">Le déclencheur est activé, l’eau est expulsée à grande vitesse par la buse.</text:p>
          </text:list-item>
          <text:list-item>
            <text:p text:style-name="op_5f_txt_5f__20__3e__20_itemizedListTag_5f__20__3e__20_paragraph_20_level_20_1">Cela crée une force appelée <text:span text:style-name="txtEmp">poussée</text:span>.</text:p>
          </text:list-item>
        </text:list>
        <text:p text:style-name="sw_5f_WPbTitle_20__3e__20_pbTitle"><text:span text:style-name="sw_5f_WPbTitle_20__3e__20_key">Rappel</text:span> <text:span text:style-name="sw_5f_WPbTitle_20__3e__20_separator">:</text:span> <text:span text:style-name="sw_5f_WPbTitle_20__3e__20_value">💡 Selon la 3e loi de Newton (action-réaction) :</text:span></text:p>
        <text:p text:style-name="op_5f_txt_5f__20__3e__20_paraTag_5f_">"Pour chaque action, il existe une réaction égale et opposée."</text:p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👉 L’eau est projetée vers le bas → la fusée est projetée vers le haut.</text:p>
        <text:h text:style-name="odTemplateText_20__3e__20_title_20__3e__20_level_20_04" text:outline-level="4">En vol ascendant</text:h>
        <text:list text:style-name="op_5f_txt_5f__20__3e__20_itemizedListTag_5f__20__3e__20_list">
          <text:list-item text:start-value="1">
            <text:p text:style-name="op_5f_txt_5f__20__3e__20_itemizedListTag_5f__20__3e__20_paragraph_20_level_20_1">Une fois toute l’eau éjectée, la poussée cesse.</text:p>
          </text:list-item>
          <text:list-item>
            <text:p text:style-name="op_5f_txt_5f__20__3e__20_itemizedListTag_5f__20__3e__20_paragraph_20_level_20_1">La fusée monte grâce à <text:span text:style-name="txtEmp">son inertie</text:span>, mais elle subit :</text:p>
            <text:list text:style-name="op_5f_txt_5f__20__3e__20_itemizedListTag_5f__20__3e__20_list">
              <text:list-item text:start-value="1">
                <text:p text:style-name="op_5f_txt_5f__20__3e__20_itemizedListTag_5f__20__3e__20_paragraph_20_level_20_2">La <text:span text:style-name="txtEmp">gravité</text:span> (vers le bas)</text:p>
              </text:list-item>
              <text:list-item>
                <text:p text:style-name="op_5f_txt_5f__20__3e__20_itemizedListTag_5f__20__3e__20_paragraph_20_level_20_2">La <text:span text:style-name="txtEmp">résistance de l’air</text:span> (opposée au mouvement)</text:p>
              </text:list-item>
            </text:list>
          </text:list-item>
        </text:list>
        <text:p text:style-name="op_5f_txt_5f__20__3e__20_paraTag_5f_">La vitesse diminue jusqu’à atteindre <text:span text:style-name="txtEmp">zéro</text:span> à l’<text:span text:style-name="txtEmp">apogée</text:span> (le sommet du vol).</text:p>
        <text:h text:style-name="odTemplateText_20__3e__20_title_20__3e__20_level_20_04" text:outline-level="4">En descente</text:h>
        <text:list text:style-name="op_5f_txt_5f__20__3e__20_itemizedListTag_5f__20__3e__20_list">
          <text:list-item text:start-value="1">
            <text:p text:style-name="op_5f_txt_5f__20__3e__20_itemizedListTag_5f__20__3e__20_paragraph_20_level_20_1">La fusée est maintenant en chute libre, accélérée par la gravité.</text:p>
          </text:list-item>
          <text:list-item>
            <text:p text:style-name="op_5f_txt_5f__20__3e__20_itemizedListTag_5f__20__3e__20_paragraph_20_level_20_1">La <text:span text:style-name="txtEmp">résistance de l’air</text:span> continue à agir contre elle.</text:p>
          </text:list-item>
          <text:list-item>
            <text:p text:style-name="op_5f_txt_5f__20__3e__20_itemizedListTag_5f__20__3e__20_paragraph_20_level_20_1">La vitesse augmente jusqu’à atteindre un <text:span text:style-name="txtEmp">équilibre</text:span> entre gravité et frottement : c’est la <text:span text:style-name="txtEmp">vitesse terminale</text:span>.</text:p>
          </text:list-item>
        </text:list>
        <text:p text:style-name="sw_5f_WPbTitle_20__3e__20_pbTitle"><text:span text:style-name="sw_5f_WPbTitle_20__3e__20_key">Remarque</text:span><text:span text:style-name="sw_5f_WPbTitle_20__3e__20_value"/></text:p>
        <text:p text:style-name="op_5f_txt_5f__20__3e__20_paraTag_5f_">💡 Si un parachute est déployé, la surface augmente → la résistance de l’air augmente → la descente est <text:span text:style-name="txtEmp">ralentie</text:span>.</text:p>
        <text:p text:style-name="_scod_hiddenParagraph"> <text:bookmark-end text:name="db_N82_xUvgSDgkff84xH7jvVzhj_N1c_34"/> <text:span text:style-name="_scod_noDisplayText"> </text:span></text:p>
        <text:p text:style-name="_scod_noDisplayNoKeep">  <text:span text:style-name="_scod_noDisplayText"> </text:span></text:p>
      </text:section>
      <text:p text:style-name="_scod_noDisplayNoKeep">  <text:span text:style-name="_scod_noDisplayText"> </text:span></text:p>
    </office:text>
  </office:body>
</office:document-content>
</file>

<file path=styles.xml><?xml version="1.0" encoding="utf-8"?>
<office:document-styles xmlns:office="urn:oasis:names:tc:opendocument:xmlns:office:1.0" xmlns:oooc="http://openoffice.org/2004/calc" xmlns:dom="http://www.w3.org/2001/xml-events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dr3d="urn:oasis:names:tc:opendocument:xmlns:dr3d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math="http://www.w3.org/1998/Math/MathML" xmlns:ooow="http://openoffice.org/2004/writer" xmlns:chart="urn:oasis:names:tc:opendocument:xmlns:chart:1.0" xmlns:table="urn:oasis:names:tc:opendocument:xmlns:table:1.0" xmlns:xlink="http://www.w3.org/1999/xlink" xmlns:dc="http://purl.org/dc/elements/1.1/" office:version="1.0">
  <office:font-face-decls>
    <style:font-face style:name="Arial Black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Arial" svg:font-family="Arial" style:font-family-generic="swiss" style:font-pitch="variable"/>
    <style:font-face style:name="StarSymbol" svg:font-family="StarSymbol" style:font-charset="x-symbol"/>
    <style:font-face style:name="StarSymbol" svg:font-family="StarSymbol" style:font-charset="x-symbol"/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Arial" svg:font-family="Arial" style:font-family-generic="swiss" style:font-pitch="variable"/>
    <style:font-face style:name="Wingdings" svg:font-family="Wingdings" style:font-adornments="Normal" style:font-pitch="variable" style:font-charset="x-symbol"/>
    <style:font-face style:name="Times New Roman" svg:font-family="'Times New Roman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Verdana1" svg:font-family="Verdana" style:font-adornments="Normal" style:font-family-generic="swiss" style:font-pitch="variable"/>
    <style:font-face style:name="Courier New" svg:font-family="'Courier New'" style:font-adornments="Normal" style:font-family-generic="modern" style:font-pitch="fixed"/>
    <style:font-face style:name="Arial Narrow" svg:font-family="'Arial Narrow'" style:font-family-generic="swiss" style:font-pitch="variable"/>
    <style:font-face style:name="Verdana" svg:font-family="Verdana" style:font-adornments="Gras" style:font-family-generic="swiss" style:font-pitch="variable"/>
    <style:font-face style:name="Arial Narrow1" svg:font-family="'Arial Narrow'" style:font-adornments="Normal" style:font-family-generic="swiss" style:font-pitch="variable"/>
    <style:font-face style:name="OpenSymbol" svg:font-family="OpenSymbol" style:font-charset="x-symbol"/>
  </office:font-face-decls>
  <office:styles>
    <text:outline-style>
      <text:outline-level-style text:level="1" text:style-name="odTemplateText_20__3e__20__23_title_20__3e__20_list_20__3e__20_numbering" style:num-prefix=" " style:num-suffix="." style:num-format="I">
        <style:list-level-properties text:min-label-width="0.499cm"/>
      </text:outline-level-style>
      <text:outline-level-style text:level="2" text:style-name="odTemplateText_20__3e__20__23_title_20__3e__20_list_20__3e__20_numbering" style:num-prefix=" " style:num-suffix="." style:num-format="A">
        <style:list-level-properties text:space-before="0.501cm" text:min-label-width="0.499cm"/>
      </text:outline-level-style>
      <text:outline-level-style text:level="3" text:style-name="odTemplateText_20__3e__20__23_title_20__3e__20_list_20__3e__20_numbering" style:num-prefix=" " style:num-suffix="." style:num-format="1">
        <style:list-level-properties text:space-before="1cm" text:min-label-width="0.499cm"/>
      </text:outline-level-style>
      <text:outline-level-style text:level="4" text:style-name="odTemplateText_20__3e__20__23_title_20__3e__20_list_20__3e__20_numbering" style:num-prefix=" " style:num-suffix=")" style:num-format="a">
        <style:list-level-properties text:space-before="1.501cm" text:min-label-width="0.499cm"/>
      </text:outline-level-style>
      <text:outline-level-style text:level="5" text:style-name="odTemplateText_20__3e__20__23_title_20__3e__20_list_20__3e__20_numbering" style:num-prefix=" " style:num-suffix=" " style:num-format="i">
        <style:list-level-properties text:space-before="2cm" text:min-label-width="0.499cm"/>
      </text:outline-level-style>
      <text:outline-level-style text:level="6" text:style-name="odTemplateText_20__3e__20__23_title_20__3e__20_list_20__3e__20_bullet" style:num-prefix=" " style:num-suffix=" " style:num-format="1">
        <style:list-level-properties text:space-before="2.501cm" text:min-label-width="0.499cm"/>
        <style:text-properties style:font-name="StarSymbol"/>
      </text:outline-level-style>
      <text:outline-level-style text:level="7" text:style-name="odTemplateText_20__3e__20__23_title_20__3e__20_list_20__3e__20_bullet" style:num-prefix=" " style:num-suffix=" " style:num-format="1">
        <style:list-level-properties text:space-before="3.001cm" text:min-label-width="0.499cm"/>
        <style:text-properties style:font-name="StarSymbol"/>
      </text:outline-level-style>
      <text:outline-level-style text:level="8" text:style-name="odTemplateText_20__3e__20__23_title_20__3e__20_list_20__3e__20_bullet" style:num-prefix=" " style:num-suffix=" " style:num-format="1">
        <style:list-level-properties text:space-before="3.502cm" text:min-label-width="0.499cm"/>
        <style:text-properties style:font-name="StarSymbol"/>
      </text:outline-level-style>
      <text:outline-level-style text:level="9" text:style-name="odTemplateText_20__3e__20__23_title_20__3e__20_list_20__3e__20_bullet" style:num-prefix=" " style:num-suffix=" " style:num-format="1">
        <style:list-level-properties text:space-before="4.001cm" text:min-label-width="0.499cm"/>
        <style:text-properties style:font-name="StarSymbol"/>
      </text:outline-level-style>
      <text:outline-level-style text:level="10" text:style-name="odTemplateText_20__3e__20__23_title_20__3e__20_list_20__3e__20_bullet" style:num-prefix=" " style:num-suffix=" " style:num-format="1">
        <style:list-level-properties text:space-before="4.502cm" text:min-label-width="0.499cm"/>
        <style:text-properties style:font-name="StarSymbol"/>
      </text:outline-level-style>
    </text:outline-style>
    <text:notes-configuration text:note-class="_23_footnote" text:citation-style-name="_23_footnote_20__3e__20_citation" text:citation-body-style-name="_23_footnote_20__3e__20_anchor" style:num-suffix=" - " style:num-format="1" text:start-value="0" text:start-numbering-at="document"/>
    <text:notes-configuration text:note-class="footnote" text:default-style-name="Footnote" text:citation-style-name="footnote_20__3e__20_citation" text:citation-body-style-name="footnote_20__3e__20_anchor" text:master-page-name="Footnote" style:num-suffix=" - " style:num-format="1" text:start-value="0" text:footnotes-position="page" text:start-numbering-at="document"/>
    <style:style style:name="odTemplateText_20__3e__20_tableOfContents_5f_toc_20__3e__20_main_20_title" style:display-name="odTemplateText &gt; tableOfContents_toc &gt; main title" style:family="paragraph" style:parent-style-name="odTemplateText_20__3e__20__23_defaultStyle" style:class="index" style:master-page-name="">
      <style:paragraph-properties fo:margin-left="0in" fo:margin-right="0in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TemplateText_20__3e__20_tableOfContents_5f_toc_20__3e__20_title_20_level_20_06" style:display-name="odTemplateText &gt; tableOfContents_toc &gt; title level 06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7" style:display-name="odTemplateText &gt; tableOfContents_toc &gt; title level 07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8" style:display-name="odTemplateText &gt; tableOfContents_toc &gt; title level 08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9" style:display-name="odTemplateText &gt; tableOfContents_toc &gt; title level 09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2" style:display-name="odTemplateText &gt; tableOfContents_toc &gt; title level 02" style:family="paragraph" style:parent-style-name="odTemplateText_20__3e__20_tableOfContents_5f_toc_20__3e__20_titles" style:master-page-name="">
      <style:paragraph-properties fo:margin-left="0.3937in" fo:margin-right="0in" fo:margin-top="0.0783in" fo:margin-bottom="0.0398in" style:contextual-spacing="false" fo:text-align="start" style:justify-single-word="false" fo:text-indent="0in" style:auto-text-indent="false" style:page-number="auto" fo:keep-with-next="always"/>
      <style:text-properties xmlns:loext="urn:org:documentfoundation:names:experimental:office:xmlns:loext:1.0" fo:color="#666699" loext:opacity="100%"/>
    </style:style>
    <style:style style:name="odTemplateText_20__3e__20_tableOfContents_5f_toc_20__3e__20_title_20_level_20_03" style:display-name="odTemplateText &gt; tableOfContents_toc &gt; title level 03" style:family="paragraph" style:parent-style-name="odTemplateText_20__3e__20_tableOfContents_5f_toc_20__3e__20_titles" style:master-page-name="">
      <style:paragraph-properties fo:margin-left="0.7874in" fo:margin-right="0in" fo:text-align="start" style:justify-single-word="false" fo:text-indent="0in" style:auto-text-indent="false" style:page-number="auto"/>
      <style:text-properties xmlns:loext="urn:org:documentfoundation:names:experimental:office:xmlns:loext:1.0" fo:color="#666699" loext:opacity="100%" fo:font-size="80%" fo:font-style="italic"/>
    </style:style>
    <style:style style:name="odTemplateText_20__3e__20_tableOfContents_5f_toc_20__3e__20_title_20_level_20_04" style:display-name="odTemplateText &gt; tableOfContents_toc &gt; title level 04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5" style:display-name="odTemplateText &gt; tableOfContents_toc &gt; title level 05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1" style:display-name="odTemplateText &gt; tableOfContents_toc &gt; title level 01" style:family="paragraph" style:parent-style-name="odTemplateText_20__3e__20_tableOfContents_5f_toc_20__3e__20_titles" style:master-page-name="">
      <style:paragraph-properties fo:margin-top="0.1575in" fo:margin-bottom="0.0783in" style:contextual-spacing="false" fo:text-align="start" style:justify-single-word="false" style:page-number="auto" fo:padding="0in" fo:border="none" style:shadow="none" fo:keep-with-next="always"/>
      <style:text-properties xmlns:loext="urn:org:documentfoundation:names:experimental:office:xmlns:loext:1.0" fo:color="#000080" loext:opacity="100%" fo:font-size="110%" fo:font-weight="bold" style:text-scale="120%"/>
    </style:style>
    <text:list-style style:name="op_5f_txt_5f__20__3e__20_itemizedListTag_5f__20__3e__20_list" style:display-name="op_txt_ &gt; itemizedListTag_ &gt; list">
      <text:list-level-style-bullet xmlns:loext="urn:org:documentfoundation:names:experimental:office:xmlns:loext:1.0" text:level="1" text:style-name="op_5f_txt_5f__20__3e__20_itemizedListTag_5f__20__3e__20_bullet" loext:num-list-format=" %1%" style:num-prefix=" " text:bullet-char="">
        <style:list-level-properties text:space-before="0.25in" text:min-label-width="0.25in"/>
        <style:text-properties style:font-name="Wingdings"/>
      </text:list-level-style-bullet>
      <text:list-level-style-bullet xmlns:loext="urn:org:documentfoundation:names:experimental:office:xmlns:loext:1.0" text:level="2" text:style-name="op_5f_txt_5f__20__3e__20_itemizedListTag_5f__20__3e__20_bullet" loext:num-list-format=" %2%" style:num-prefix=" " text:bullet-char="-">
        <style:list-level-properties text:space-before="0.5in" text:min-label-width="0.25in"/>
        <style:text-properties style:font-name="Arial"/>
      </text:list-level-style-bullet>
      <text:list-level-style-bullet xmlns:loext="urn:org:documentfoundation:names:experimental:office:xmlns:loext:1.0" text:level="3" text:style-name="op_5f_txt_5f__20__3e__20_itemizedListTag_5f__20__3e__20_bullet" loext:num-list-format=" %3%" style:num-prefix=" " text:bullet-char="">
        <style:list-level-properties text:space-before="0.75in" text:min-label-width="0.25in"/>
        <style:text-properties style:font-name="Wingdings"/>
      </text:list-level-style-bullet>
      <text:list-level-style-bullet xmlns:loext="urn:org:documentfoundation:names:experimental:office:xmlns:loext:1.0" text:level="4" text:style-name="op_5f_txt_5f__20__3e__20_itemizedListTag_5f__20__3e__20_bullet" loext:num-list-format=" %4%" style:num-prefix=" " text:bullet-char="">
        <style:list-level-properties text:space-before="1in" text:min-label-width="0.25in"/>
        <style:text-properties style:font-name="Wingdings"/>
      </text:list-level-style-bullet>
      <text:list-level-style-bullet xmlns:loext="urn:org:documentfoundation:names:experimental:office:xmlns:loext:1.0" text:level="5" text:style-name="op_5f_txt_5f__20__3e__20_itemizedListTag_5f__20__3e__20_bullet" loext:num-list-format=" %5%" style:num-prefix=" " text:bullet-char="">
        <style:list-level-properties text:space-before="1.25in" text:min-label-width="0.25in"/>
        <style:text-properties style:font-name="Wingdings"/>
      </text:list-level-style-bullet>
      <text:list-level-style-bullet xmlns:loext="urn:org:documentfoundation:names:experimental:office:xmlns:loext:1.0" text:level="6" text:style-name="op_5f_txt_5f__20__3e__20_itemizedListTag_5f__20__3e__20_bullet" loext:num-list-format=" %6%" style:num-prefix=" " text:bullet-char="">
        <style:list-level-properties text:space-before="1.5in" text:min-label-width="0.25in"/>
        <style:text-properties style:font-name="Wingdings"/>
      </text:list-level-style-bullet>
      <text:list-level-style-bullet xmlns:loext="urn:org:documentfoundation:names:experimental:office:xmlns:loext:1.0" text:level="7" text:style-name="op_5f_txt_5f__20__3e__20_itemizedListTag_5f__20__3e__20_bullet" loext:num-list-format=" %7%" style:num-prefix=" " text:bullet-char="">
        <style:list-level-properties text:space-before="1.75in" text:min-label-width="0.25in"/>
        <style:text-properties style:font-name="Wingdings"/>
      </text:list-level-style-bullet>
      <text:list-level-style-bullet xmlns:loext="urn:org:documentfoundation:names:experimental:office:xmlns:loext:1.0" text:level="8" text:style-name="op_5f_txt_5f__20__3e__20_itemizedListTag_5f__20__3e__20_bullet" loext:num-list-format=" %8%" style:num-prefix=" " text:bullet-char="">
        <style:list-level-properties text:space-before="2in" text:min-label-width="0.25in"/>
        <style:text-properties style:font-name="Wingdings"/>
      </text:list-level-style-bullet>
      <text:list-level-style-bullet xmlns:loext="urn:org:documentfoundation:names:experimental:office:xmlns:loext:1.0" text:level="9" text:style-name="op_5f_txt_5f__20__3e__20_itemizedListTag_5f__20__3e__20_bullet" loext:num-list-format=" %9%" style:num-prefix=" " text:bullet-char="">
        <style:list-level-properties text:space-before="2.25in" text:min-label-width="0.25in"/>
        <style:text-properties style:font-name="Wingdings"/>
      </text:list-level-style-bullet>
      <text:list-level-style-bullet xmlns:loext="urn:org:documentfoundation:names:experimental:office:xmlns:loext:1.0" text:level="10" text:style-name="op_5f_txt_5f__20__3e__20_itemizedListTag_5f__20__3e__20_bullet" loext:num-list-format=" %10%" style:num-prefix=" " text:bullet-char="">
        <style:list-level-properties text:space-before="2.5in" text:min-label-width="0.25in"/>
        <style:text-properties style:font-name="Wingdings"/>
      </text:list-level-style-bullet>
    </text:list-style>
    <text:outline-style style:name="Outline">
      <text:outline-level-style xmlns:loext="urn:org:documentfoundation:names:experimental:office:xmlns:loext:1.0" text:level="1" text:style-name="odTemplateText_20__3e__20__23_title_20__3e__20_list_20__3e__20_numbering" loext:num-list-format=" %1%." style:num-prefix=" " style:num-suffix="." style:num-format="I">
        <style:list-level-properties text:min-label-width="0.1965in"/>
      </text:outline-level-style>
      <text:outline-level-style xmlns:loext="urn:org:documentfoundation:names:experimental:office:xmlns:loext:1.0" text:level="2" text:style-name="odTemplateText_20__3e__20__23_title_20__3e__20_list_20__3e__20_numbering" loext:num-list-format=" %2%. " style:num-prefix=" " style:num-suffix=". " style:num-format="1, 2, 3, ...">
        <style:list-level-properties text:min-label-width="0.3543in"/>
      </text:outline-level-style>
      <text:outline-level-style xmlns:loext="urn:org:documentfoundation:names:experimental:office:xmlns:loext:1.0" text:level="3" text:style-name="odTemplateText_20__3e__20__23_title_20__3e__20_list_20__3e__20_numbering" loext:num-list-format=" %2%.%3%. " style:num-prefix=" " style:num-suffix=". " style:num-format="1" text:display-levels="2">
        <style:list-level-properties text:space-before="0.3937in" text:min-label-width="0.3154in"/>
      </text:outline-level-style>
      <text:outline-level-style xmlns:loext="urn:org:documentfoundation:names:experimental:office:xmlns:loext:1.0" text:level="4" text:style-name="odTemplateText_20__3e__20__23_title_20__3e__20_list_20__3e__20_numbering" loext:num-list-format=" %4%) " style:num-prefix=" " style:num-suffix=") " style:num-format="a">
        <style:list-level-properties text:space-before="0.5909in" text:min-label-width="0.3154in"/>
      </text:outline-level-style>
      <text:outline-level-style xmlns:loext="urn:org:documentfoundation:names:experimental:office:xmlns:loext:1.0" text:level="5" text:style-name="odTemplateText_20__3e__20__23_title_20__3e__20_list_20__3e__20_numbering" loext:num-list-format=" %5% " style:num-prefix=" " style:num-suffix=" " style:num-format="i">
        <style:list-level-properties text:space-before="0.7874in" text:min-label-width="0.1965in"/>
      </text:outline-level-style>
      <text:outline-level-style xmlns:loext="urn:org:documentfoundation:names:experimental:office:xmlns:loext:1.0" text:level="6" text:style-name="odTemplateText_20__3e__20__23_title_20__3e__20_list_20__3e__20_bullet" loext:num-list-format=" %6% " style:num-prefix=" " style:num-suffix=" " style:num-format="1">
        <style:list-level-properties text:space-before="0.9846in" text:min-label-width="0.1965in"/>
      </text:outline-level-style>
      <text:outline-level-style xmlns:loext="urn:org:documentfoundation:names:experimental:office:xmlns:loext:1.0" text:level="7" text:style-name="odTemplateText_20__3e__20__23_title_20__3e__20_list_20__3e__20_bullet" loext:num-list-format=" %7% " style:num-prefix=" " style:num-suffix=" " style:num-format="1">
        <style:list-level-properties text:space-before="1.1815in" text:min-label-width="0.1965in"/>
      </text:outline-level-style>
      <text:outline-level-style xmlns:loext="urn:org:documentfoundation:names:experimental:office:xmlns:loext:1.0" text:level="8" text:style-name="odTemplateText_20__3e__20__23_title_20__3e__20_list_20__3e__20_bullet" loext:num-list-format=" %8% " style:num-prefix=" " style:num-suffix=" " style:num-format="1">
        <style:list-level-properties text:space-before="1.3787in" text:min-label-width="0.1965in"/>
      </text:outline-level-style>
      <text:outline-level-style xmlns:loext="urn:org:documentfoundation:names:experimental:office:xmlns:loext:1.0" text:level="9" text:style-name="odTemplateText_20__3e__20__23_title_20__3e__20_list_20__3e__20_bullet" loext:num-list-format=" %9% " style:num-prefix=" " style:num-suffix=" " style:num-format="1">
        <style:list-level-properties text:space-before="1.5752in" text:min-label-width="0.1965in"/>
      </text:outline-level-style>
      <text:outline-level-style xmlns:loext="urn:org:documentfoundation:names:experimental:office:xmlns:loext:1.0" text:level="10" text:style-name="odTemplateText_20__3e__20__23_title_20__3e__20_list_20__3e__20_bullet" loext:num-list-format=" %10% " style:num-prefix=" " style:num-suffix=" " style:num-format="1">
        <style:list-level-properties text:space-before="1.7724in" text:min-label-width="0.1965in"/>
      </text:outline-level-style>
    </text:outline-style>
    <style:style style:name="Standard" style:family="paragraph" style:class="text">
      <style:text-properties xmlns:loext="urn:org:documentfoundation:names:experimental:office:xmlns:loext:1.0" style:use-window-font-color="true" loext:opacity="0%"/>
    </style:style>
    <style:style style:name="odTemplateText_5f_content_20__3e__20__23_main_20__3e__20_paragraph" style:display-name="odTemplateText_content &gt; #main &gt; paragraph" style:family="paragraph" style:master-page-name="odTemplateText_5f_content_20__3e__20__23_main">
      <style:paragraph-properties style:page-number="auto"/>
      <style:text-properties fo:font-size="1pt" style:font-size-asian="1pt" style:font-size-complex="1pt"/>
    </style:style>
    <style:style style:name="sw_5f_WPbTitle_20__3e__20_pbTitleImp" style:display-name="sw_WPbTitle &gt; pbTitleImp" style:family="paragraph" style:parent-style-name="sw_5f_WPbTitle_20__3e__20_pbTitle" style:master-page-name="">
      <style:paragraph-properties style:page-number="auto"/>
      <style:text-properties fo:font-weight="bold"/>
    </style:style>
    <style:style style:name="op_5f_txt_5f__20__3e__20_itemizedListTag_5f__20__3e__20_bullet" style:display-name="op_txt_ &gt; itemizedListTag_ &gt; bullet" style:family="text">
      <style:text-properties xmlns:loext="urn:org:documentfoundation:names:experimental:office:xmlns:loext:1.0" fo:color="#666699" loext:opacity="100%" style:font-name="StarSymbol" fo:font-family="StarSymbol" style:font-charset="x-symbol" fo:font-size="80%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dTemplateText_20__3e__20__23_defaultStyle" style:display-name="odTemplateText &gt; #defaultStyle" style:family="paragraph" style:class="text" style:master-page-name="">
      <style:paragraph-properties fo:text-align="justify" style:justify-single-word="false" fo:orphans="2" fo:widows="2" style:page-number="auto"/>
      <style:text-properties xmlns:loext="urn:org:documentfoundation:names:experimental:office:xmlns:loext:1.0" fo:color="#333333" loext:opacity="100%" style:font-name="Verdana1" fo:font-family="Verdana" style:font-style-name="Normal" style:font-family-generic="swiss" style:font-pitch="variable" fo:font-size="10pt" fo:language="fr" fo:country="FR"/>
    </style:style>
    <style:style style:name="odTemplateText_20__3e__20_tableOfContents_5f_toc_20__3e__20_title_20_level_20_10" style:display-name="odTemplateText &gt; tableOfContents_toc &gt; title level 10" style:family="paragraph" style:parent-style-name="odTemplateText_20__3e__20_tableOfContents_5f_toc_20__3e__20_titles">
      <style:paragraph-properties fo:text-align="start" style:justify-single-word="false"/>
    </style:style>
    <style:style style:name="odTemplateTextXxXtocXxXtabStop" style:family="text"/>
    <style:style style:name="op_5f_txt_5f__20__3e__20_paraTag_5f_" style:display-name="op_txt_ &gt; paraTag_" style:family="paragraph" style:parent-style-name="odTemplateText_20__3e__20__23_defaultStyle">
      <style:paragraph-properties fo:margin-top="0.0398in" fo:margin-bottom="0in" style:contextual-spacing="false"/>
    </style:style>
    <style:style style:name="op_5f_sPara_5f_cpyR_5f__20__3e__20_paraTag_5f_" style:display-name="op_sPara_cpyR_ &gt; paraTag_" style:family="paragraph" style:parent-style-name="odTemplateText_20__3e__20__23_defaultStyle">
      <style:paragraph-properties fo:margin-top="0.0398in" fo:margin-bottom="0in" style:contextual-spacing="false" fo:text-align="start" style:justify-single-word="false"/>
      <style:text-properties xmlns:loext="urn:org:documentfoundation:names:experimental:office:xmlns:loext:1.0" fo:color="#666699" loext:opacity="100%" fo:font-size="80%"/>
    </style:style>
    <style:style style:name="odTemplateText_20__3e__20_tableOfContents_5f_toc_20__3e__20_titles" style:display-name="odTemplateText &gt; tableOfContents_toc &gt; titles" style:family="paragraph" style:parent-style-name="odTemplateText_20__3e__20__23_defaultStyle">
      <style:paragraph-properties fo:text-align="start" style:justify-single-word="false">
        <style:tab-stops>
          <style:tab-stop style:position="6.6925in" style:type="right" style:leader-style="dotted" style:leader-text="."/>
        </style:tab-stops>
      </style:paragraph-properties>
    </style:style>
    <style:style style:name="op_5f_txt_5f_imp_5f__20__3e__20_itemizedListTag_5f__20__3e__20_paragraph_20_level_20_1" style:display-name="op_txt_imp_ &gt; itemizedListTag_ &gt; paragraph level 1" style:family="paragraph" style:parent-style-name="odTemplateText_20__3e__20__23_defaultStyle" style:master-page-name="">
      <style:paragraph-properties fo:margin-top="0.0398in" fo:margin-bottom="0in" style:contextual-spacing="false" fo:text-align="justify" style:justify-single-word="false" style:page-number="auto"/>
      <style:text-properties fo:font-weight="bold"/>
    </style:style>
    <style:style style:name="odTemplateText_20__3e__20_flowArea_5f_date_20__3e__20_frame" style:display-name="odTemplateText &gt; flowArea_dat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gTableTitle" style:family="paragraph" style:parent-style-name="odTemplateText_20__3e__20__23_defaultStyle" style:master-page-name="">
      <style:paragraph-properties fo:margin-top="0in" fo:margin-bottom="0.0783in" style:contextual-spacing="false" fo:text-align="center" style:justify-single-word="false" style:page-number="auto"/>
      <style:text-properties xmlns:loext="urn:org:documentfoundation:names:experimental:office:xmlns:loext:1.0" fo:color="#666666" loext:opacity="100%" fo:font-style="italic"/>
    </style:style>
    <style:style style:name="odTemplateText_20__3e__20_flowArea_5f_id_20__3e__20_frame" style:display-name="odTemplateText &gt; flowArea_id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sw_5f_WPbTitle_20__3e__20_pbTitle" style:display-name="sw_WPbTitle &gt; pbTitle" style:family="paragraph" style:parent-style-name="odTemplateText_20__3e__20__23_defaultStyle" style:master-page-name="">
      <style:paragraph-properties fo:margin-left="0.0193in" fo:margin-right="0in" fo:margin-top="0.1181in" fo:margin-bottom="0in" style:contextual-spacing="false" fo:text-align="start" style:justify-single-word="false" fo:keep-together="always" fo:text-indent="0in" style:auto-text-indent="false" style:page-number="auto" fo:padding-left="0.0193in" fo:padding-right="0in" fo:padding-top="0.0193in" fo:padding-bottom="0.0193in" fo:border-left="none" fo:border-right="none" fo:border-top="none" fo:border-bottom="0.06pt solid #9999cc" style:shadow="none" fo:keep-with-next="always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  <style:tab-stop style:position="1.9689in"/>
          <style:tab-stop style:position="2.1654in"/>
          <style:tab-stop style:position="2.3626in"/>
        </style:tab-stops>
      </style:paragraph-properties>
      <style:text-properties xmlns:loext="urn:org:documentfoundation:names:experimental:office:xmlns:loext:1.0" fo:color="#666699" loext:opacity="100%" fo:font-size="120%"/>
    </style:style>
    <style:style style:name="sw_5f_WPbTitle_20__3e__20_value" style:display-name="sw_WPbTitle &gt; value" style:family="text">
      <style:text-properties fo:font-style="italic"/>
    </style:style>
    <style:style style:name="odTemplateText_20__3e__20_flowArea_5f_licence_20__3e__20_frame" style:display-name="odTemplateText &gt; flowArea_licenc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Internet_20_link" style:display-name="Internet link" style:family="text"/>
    <style:style style:name="odTemplateText_5f_content_20__3e__20_page" style:display-name="odTemplateText_content &gt; page" style:family="text">
      <style:text-properties fo:font-style="italic"/>
    </style:style>
    <style:style style:name="sw_5f_WIntro_20__3e__20_carBeforeIntro" style:display-name="sw_WIntro &gt; carBeforeIntro" style:family="paragraph" style:parent-style-name="odTemplateText_20__3e__20__23_defaultStyle">
      <style:paragraph-properties fo:margin-top="0.1965in" fo:margin-bottom="0in" style:contextual-spacing="false"/>
    </style:style>
    <style:style style:name="odTemplateText_20__3e__20_title_20__3e__20_level_20_04" style:display-name="odTemplateText &gt; title &gt; level 04" style:family="paragraph" style:parent-style-name="odTemplateText_20__3e__20__23_defaultStyle" style:next-style-name="odTemplateText_20__3e__20__23_defaultStyle" style:default-outline-level="4" style:class="text" style:master-page-name="">
      <style:paragraph-properties fo:margin-top="0.1575in" fo:margin-bottom="0.0398in" style:contextual-spacing="false" fo:text-align="start" style:justify-single-word="false" fo:keep-together="auto" fo:orphans="3" fo:widows="3" style:page-number="auto" fo:keep-with-next="always"/>
      <style:text-properties xmlns:loext="urn:org:documentfoundation:names:experimental:office:xmlns:loext:1.0" fo:color="#666699" loext:opacity="100%" fo:font-size="12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odTemplateText_20__3e__20_title_20__3e__20_level_20_05" style:display-name="odTemplateText &gt; title &gt; level 05" style:family="paragraph" style:parent-style-name="odTemplateText_20__3e__20__23_defaultStyle" style:next-style-name="odTemplateText_20__3e__20__23_defaultStyle" style:default-outline-level="5" style:class="text" style:master-page-name="">
      <style:paragraph-properties fo:margin-top="0.0783in" fo:margin-bottom="0.0193in" style:contextual-spacing="false" fo:text-align="start" style:justify-single-word="false" fo:keep-together="auto" fo:orphans="3" fo:widows="3" style:page-number="auto" fo:keep-with-next="always"/>
      <style:text-properties xmlns:loext="urn:org:documentfoundation:names:experimental:office:xmlns:loext:1.0" fo:color="#666699" loext:opacity="100%" fo:font-size="110%" fo:font-style="normal" fo:font-weight="bold" style:font-size-asian="85%" style:font-weight-asian="bold" style:font-size-complex="85%" style:font-weight-complex="bold"/>
    </style:style>
    <style:style style:name="odTemplateText_20__3e__20_title_20__3e__20_level_20_02" style:display-name="odTemplateText &gt; title &gt; level 02" style:family="paragraph" style:parent-style-name="odTemplateText_20__3e__20__23_defaultStyle" style:next-style-name="odTemplateText_20__3e__20__23_defaultStyle" style:default-outline-level="2" style:class="text" style:master-page-name="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margin-left="0in" fo:margin-right="0in" fo:margin-top="0.3937in" fo:margin-bottom="0.1575in" style:contextual-spacing="false" fo:text-align="start" style:justify-single-word="false" fo:keep-together="auto" fo:orphans="3" fo:widows="3" fo:text-indent="0in" style:auto-text-indent="false" style:page-number="auto" fo:background-color="transparent" fo:padding="0in" fo:border="none" style:shadow="none" fo:keep-with-next="always"/>
      <style:text-properties xmlns:loext="urn:org:documentfoundation:names:experimental:office:xmlns:loext:1.0" fo:color="#666699" loext:opacity="100%" fo:font-size="15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dTemplateText_5f_content_20__3e__20_partTitleRight" style:display-name="odTemplateText_content &gt; partTitleRight" style:family="text">
      <style:text-properties fo:font-style="italic"/>
    </style:style>
    <style:style style:name="odTemplateText_20__3e__20_title_20__3e__20_level_20_03" style:display-name="odTemplateText &gt; title &gt; level 03" style:family="paragraph" style:parent-style-name="odTemplateText_20__3e__20__23_defaultStyle" style:next-style-name="odTemplateText_20__3e__20__23_defaultStyle" style:default-outline-level="3" style:class="text" style:master-page-name="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margin-top="0.2362in" fo:margin-bottom="0.0783in" style:contextual-spacing="false" fo:text-align="start" style:justify-single-word="false" fo:keep-together="auto" fo:orphans="3" fo:widows="3" style:page-number="auto" fo:background-color="transparent" fo:keep-with-next="always"/>
      <style:text-properties xmlns:loext="urn:org:documentfoundation:names:experimental:office:xmlns:loext:1.0" fo:color="#666699" loext:opacity="100%" fo:font-size="125%" fo:font-weight="bold" style:font-size-asian="14pt" style:font-weight-asian="bold" style:font-size-complex="14pt" style:font-weight-complex="bold"/>
    </style:style>
    <style:style style:name="odTemplateText_20__3e__20_title_20__3e__20_level_20_01" style:display-name="odTemplateText &gt; title &gt; level 01" style:family="paragraph" style:parent-style-name="odTemplateText_20__3e__20__23_defaultStyle" style:next-style-name="odTemplateText_20__3e__20__23_defaultStyle" style:default-outline-level="1" style:class="text" style:master-page-name="odTemplateText_5f_content_20__3e__20_section">
      <style:paragraph-properties fo:margin-top="0in" fo:margin-bottom="0.1965in" style:contextual-spacing="false" fo:text-align="start" style:justify-single-word="false" style:page-number="auto" fo:break-before="auto" fo:break-after="auto" fo:keep-with-next="always" style:writing-mode="page"/>
      <style:text-properties xmlns:loext="urn:org:documentfoundation:names:experimental:office:xmlns:loext:1.0" fo:color="#000080" loext:opacity="100%" fo:font-size="200%" fo:font-weight="bold" style:font-size-asian="115%" style:font-weight-asian="bold" style:font-size-complex="115%" style:font-weight-complex="bold" text:display="true"/>
    </style:style>
    <style:style style:name="sw_5f_WPbTitle_20__3e__20_separator" style:display-name="sw_WPbTitle &gt; separator" style:family="text">
      <style:text-properties fo:font-style="italic"/>
    </style:style>
    <style:style style:name="sw_5f_WPbTitle_20__3e__20_key" style:display-name="sw_WPbTitle &gt; key" style:family="text">
      <style:text-properties fo:letter-spacing="0.0138in" fo:font-style="italic" fo:background-color="transparent"/>
    </style:style>
    <style:style style:name="odTemplateText_20__3e__20_flowTextArea_5f_title_20__3e__20_text" style:display-name="odTemplateText &gt; flowTextArea_title &gt; text" style:family="paragraph" style:parent-style-name="odTemplateText_20__3e__20__23_defaultStyle" style:next-style-name="odTemplateText_20__3e__20__23_defaultStyle">
      <loext:graphic-properties xmlns:loext="urn:org:documentfoundation:names:experimental:office:xmlns:loext:1.0" draw:fill="none" draw:fill-color="#729fcf"/>
      <style:paragraph-properties xmlns:loext="urn:org:documentfoundation:names:experimental:office:xmlns:loext:1.0" fo:text-align="center" style:justify-single-word="false" fo:background-color="transparent" style:shadow="none" style:vertical-align="auto">
        <style:tab-stops/>
      </style:paragraph-properties>
      <style:text-properties xmlns:loext="urn:org:documentfoundation:names:experimental:office:xmlns:loext:1.0" fo:color="#000080" loext:opacity="100%" style:font-name="Verdana" fo:font-family="Verdana" style:font-style-name="Gras" style:font-family-generic="swiss" style:font-pitch="variable" fo:font-size="420%" fo:language="fr" fo:country="FR" fo:font-weight="bold"/>
    </style:style>
    <style:style style:name="odTemplateText_20__3e__20_flowArea_5f_author_20__3e__20_frame" style:display-name="odTemplateText &gt; flowArea_author &gt; frame" style:family="graphic">
      <style:graphic-properties text:anchor-type="page" svg:x="0in" svg:y="0in" style:wrap="none" style:vertical-pos="from-top" style:vertical-rel="page" style:horizontal-pos="center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txtEmp" style:family="text">
      <style:text-properties xmlns:loext="urn:org:documentfoundation:names:experimental:office:xmlns:loext:1.0" fo:color="#666699" loext:opacity="100%" fo:font-weight="bold"/>
    </style:style>
    <style:style style:name="sw_5f_WHeaderTitle_20__3e__20_pageTitleNoTdm" style:display-name="sw_WHeaderTitle &gt; pageTitleNoTdm" style:family="paragraph" style:parent-style-name="odTemplateText_20__3e__20__23_defaultStyle" style:master-page-name="odTemplateText_5f_content_20__3e__20_section">
      <style:paragraph-properties fo:margin-top="0in" fo:margin-bottom="0.1965in" style:contextual-spacing="false" fo:text-align="start" style:justify-single-word="false" style:page-number="auto" fo:break-before="auto" fo:break-after="auto" style:writing-mode="page"/>
      <style:text-properties xmlns:loext="urn:org:documentfoundation:names:experimental:office:xmlns:loext:1.0" fo:color="#000080" loext:opacity="100%" fo:font-size="200%" fo:font-weight="bold"/>
    </style:style>
    <style:style style:name="odTemplateText_20__3e__20_area_5f_cpyR_20__3e__20_frame" style:display-name="odTemplateText &gt; area_cpyR &gt; frame" style:family="graphic">
      <style:graphic-properties text:anchor-type="page" svg:x="0in" svg:y="0in" style:wrap="none" style:vertical-pos="bottom" style:vertical-rel="page-content" style:horizontal-pos="left" style:horizontal-rel="page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op_5f_txt_5f_imp_5f__20__3e__20_paraTag_5f_" style:display-name="op_txt_imp_ &gt; paraTag_" style:family="paragraph" style:parent-style-name="odTemplateText_20__3e__20__23_defaultStyle" style:master-page-name="">
      <style:paragraph-properties fo:margin-top="0.0398in" fo:margin-bottom="0in" style:contextual-spacing="false" style:page-number="auto"/>
      <style:text-properties xmlns:loext="urn:org:documentfoundation:names:experimental:office:xmlns:loext:1.0" fo:color="#666666" loext:opacity="100%" fo:font-weight="bold"/>
    </style:style>
    <style:style style:name="odTemplateText_20__3e__20_flowArea_5f_logo_20__3e__20_frame" style:display-name="odTemplateText &gt; flowArea_logo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op_5f_info_5f_licences_5f__20__3e__20_licence" style:display-name="op_info_licences_ &gt; licence" style:family="paragraph" style:parent-style-name="odTemplateText_20__3e__20__23_defaultStyle">
      <style:paragraph-properties fo:margin-top="0in" fo:margin-bottom="0in" style:contextual-spacing="false" fo:text-align="start" style:justify-single-word="false"/>
      <style:text-properties fo:font-size="80%" fo:font-style="italic"/>
    </style:style>
    <style:style style:name="odTemplateTextXxXtocXxXpageNumber" style:family="text">
      <style:text-properties fo:font-style="italic" fo:font-weight="bold"/>
    </style:style>
    <style:style style:name="odTemplateTextXxXtocXxXentry" style:family="text"/>
    <style:style style:name="op_5f_ueDiv_5f__20__3e__20_introBox_20__3e__20_title" style:display-name="op_ueDiv_ &gt; introBox &gt; title" style:family="paragraph" style:parent-style-name="odTemplateText_20__3e__20__23_defaultStyle">
      <style:text-properties xmlns:loext="urn:org:documentfoundation:names:experimental:office:xmlns:loext:1.0" fo:color="#000000" loext:opacity="100%" fo:font-size="120%" fo:font-weight="bold" style:font-weight-asian="normal" style:font-weight-complex="normal" style:font-relief="none"/>
    </style:style>
    <style:style style:name="op_5f_txt_5f__20__3e__20_itemizedListTag_5f__20__3e__20_paragraph_20_level_20_2" style:display-name="op_txt_ &gt; itemizedListTag_ &gt; paragraph level 2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1" style:display-name="op_txt_ &gt; itemizedListTag_ &gt; paragraph level 1" style:family="paragraph" style:parent-style-name="odTemplateText_20__3e__20__23_defaultStyle" style:list-style-name="op_5f_txt_5f__20__3e__20_itemizedListTag_5f__20__3e__20_list">
      <style:paragraph-properties fo:margin-top="0.0398in" fo:margin-bottom="0in" style:contextual-spacing="false" fo:text-align="justify" style:justify-single-word="false"/>
    </style:style>
    <style:style style:name="odTemplateTextXxXtocXxXchapterNumber" style:family="text"/>
    <style:style style:name="op_5f_sTxt_5f_authPdg_5f__20__3e__20_paraTag_5f_" style:display-name="op_sTxt_authPdg_ &gt; paraTag_" style:family="paragraph" style:parent-style-name="odTemplateText_20__3e__20__23_defaultStyle" style:master-page-name="">
      <style:paragraph-properties fo:margin-top="0.0398in" fo:margin-bottom="0in" style:contextual-spacing="false" fo:text-align="center" style:justify-single-word="false" style:page-number="auto"/>
      <style:text-properties xmlns:loext="urn:org:documentfoundation:names:experimental:office:xmlns:loext:1.0" fo:font-variant="small-caps" fo:color="#666666" loext:opacity="100%" fo:font-size="140%"/>
    </style:style>
    <style:style style:name="Visited_20_Internet_20_Link" style:display-name="Visited Internet Link" style:family="text"/>
    <style:style style:name="odTemplateText_20__3e__20_flowTextArea_5f_title_20__3e__20_frame" style:display-name="odTemplateText &gt; flowTextArea_title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  <style:style style:name="sw_5f_WHeaderTitle_20__3e__20_pageTitle" style:display-name="sw_WHeaderTitle &gt; pageTitle" style:family="paragraph" style:parent-style-name="odTemplateText_20__3e__20__23_defaultStyle" style:master-page-name="odTemplateText_5f_content_20__3e__20_section">
      <style:paragraph-properties fo:margin-left="0in" fo:margin-right="0in" fo:margin-top="0in" fo:margin-bottom="0.1965in" style:contextual-spacing="false" fo:text-align="start" style:justify-single-word="false" fo:text-indent="0in" style:auto-text-indent="false" style:page-number="auto" fo:break-before="auto" fo:break-after="auto" style:writing-mode="page"/>
      <style:text-properties xmlns:loext="urn:org:documentfoundation:names:experimental:office:xmlns:loext:1.0" fo:color="#000080" loext:opacity="100%" fo:font-size="200%" fo:font-weight="bold"/>
    </style:style>
    <style:style style:name="odTemplateText_20__3e__20_flowArea_5f_coll_20__3e__20_frame" style:display-name="odTemplateText &gt; flowArea_coll &gt; frame" style:family="graphic">
      <style:graphic-properties text:anchor-type="page" svg:x="0in" svg:y="0in" style:wrap="none" style:vertical-pos="from-top" style:vertical-rel="page" style:horizontal-pos="from-left" style:horizontal-rel="page" fo:background-color="transparent" draw:fill="none" draw:fill-color="#729fcf" style:repeat="stretch" draw:fill-image-ref-point="top-left" fo:padding="0in" fo:border="none" style:shadow="none" draw:shadow-opacity="100%">
        <style:columns fo:column-count="1" fo:column-gap="0in"/>
      </style:graphic-properties>
    </style:style>
    <style:style style:name="odTemplateText_20__3e__20_flowArea_5f_version_20__3e__20_frame" style:display-name="odTemplateText &gt; flowArea_version &gt; frame" style:family="graphic">
      <style:graphic-properties svg:x="0in" svg:y="0in" style:wrap="none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>
        <style:columns fo:column-count="1" fo:column-gap="0in"/>
      </style:graphic-properties>
    </style:style>
  </office:styles>
  <office:automatic-styles>
    <style:page-layout style:name="Mpm6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ackground-color="transparent" style:dynamic-spacing="false" draw:fill="none" draw:fill-color="#729fcf" draw:fill-image-width="0in" draw:fill-image-height="0in" style:repeat="no-repeat" draw:fill-image-ref-point="top-right"/>
      </style:footer-style>
    </style:page-layout>
    <style:page-layout style:name="Mpm7" style:page-usage="right">
      <style:page-layout-properties xmlns:loext="urn:org:documentfoundation:names:experimental:office:xmlns:loext:1.0"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2362in" fo:margin-left="1.9689in" fo:margin-right="0in" fo:margin-bottom="0.1181in" fo:border-top="none" fo:border-bottom="0.51pt solid #666699" fo:border-left="none" fo:border-right="none" fo:padding-top="0in" fo:padding-bottom="0in" fo:padding-left="1.9689in" fo:padding-right="0in" style:shadow="none" style:dynamic-spacing="false"/>
      </style:header-style>
      <style:footer-style xmlns:loext="urn:org:documentfoundation:names:experimental:office:xmlns:loext:1.0">
        <style:header-footer-properties svg:height="0.5516in" fo:margin-left="0in" fo:margin-right="0in" fo:margin-top="0.1575in" fo:border-top="0.51pt solid #000080" fo:border-bottom="none" fo:border-left="none" fo:border-right="none" fo:padding-top="0.0398in" fo:padding-bottom="0in" fo:padding-left="0in" fo:padding-right="0in" style:shadow="none" fo:background-color="transparent" style:dynamic-spacing="false" draw:fill="none" draw:fill-color="#729fcf" draw:fill-image-width="0in" draw:fill-image-height="0in"/>
      </style:footer-style>
    </style:page-layout>
    <style:page-layout style:name="Mpm4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0in" draw:fill-image-height="0in" style:repeat="no-repeat" draw:fill-image-ref-point="top-right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ackground-color="transparent" style:dynamic-spacing="false" draw:fill="none" draw:fill-color="#729fcf" draw:fill-image-width="0in" draw:fill-image-height="0in" style:repeat="no-repeat" draw:fill-image-ref-point="top-right"/>
      </style:footer-style>
    </style:page-layout>
    <style:page-layout style:name="Mpm5">
      <style:page-layout-properties xmlns:loext="urn:org:documentfoundation:names:experimental:office:xmlns:loext:1.0" fo:page-width="8.2681in" fo:page-height="11.6929in" style:num-format="1" style:print-orientation="portrait" fo:margin-top="0.5902in" fo:margin-bottom="0.5118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distance-before-sep="0.0398in" style:distance-after-sep="0.0398in" style:line-style="none" style:adjustment="left" style:rel-width="25%" style:color="#000000"/>
      </style:page-layout-properties>
      <style:header-style xmlns:loext="urn:org:documentfoundation:names:experimental:office:xmlns:loext:1.0">
        <style:header-footer-properties svg:height="0.3543in" fo:margin-left="0in" fo:margin-right="0in" fo:margin-bottom="0.1181in" fo:border-top="none" fo:border-bottom="0.51pt solid #666699" fo:border-left="none" fo:border-right="none" fo:padding="0in" style:shadow="none" fo:background-color="transparent" style:dynamic-spacing="false" draw:fill="none" draw:fill-color="#729fcf"/>
      </style:header-style>
      <style:footer-style xmlns:loext="urn:org:documentfoundation:names:experimental:office:xmlns:loext:1.0">
        <style:header-footer-properties svg:height="0.6299in" fo:margin-left="0in" fo:margin-right="0in" fo:margin-top="0.2362in" fo:border="none" fo:padding="0in" style:shadow="none" fo:background-color="transparent" style:dynamic-spacing="false" draw:fill="none" draw:fill-color="#729fcf" draw:fill-image-width="0in" draw:fill-image-height="0in" style:repeat="no-repeat" draw:fill-image-ref-point="top-left"/>
      </style:footer-style>
    </style:page-layout>
    <style:style style:name="Mfr1" style:family="graphic" style:parent-style-name="odTemplateText_20__3e__20_area_5f_cpyR_20__3e__20_frame">
      <style:graphic-properties style:vertical-pos="bottom" style:vertical-rel="page-content" style:horizontal-pos="left" style:horizontal-rel="page-content" style:flow-with-text="true"/>
    </style:style>
  </office:automatic-styles>
  <office:master-styles>
    <style:master-page style:name="odTemplateText_5f_content_20__3e__20_section" style:display-name="odTemplateText_content &gt; section" style:page-layout-name="Mpm4" style:next-style-name="odTemplateText_5f_content_20__3e__20_right">
      <style:footer>
        <text:p><draw:frame draw:style-name="Mfr1" text:anchor-type="paragraph" svg:width="4.189in" svg:height="0.3465in" draw:z-index="30" draw:name="drawAutoName_Nce9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left" style:display-name="odTemplateText_content &gt; left" style:page-layout-name="Mpm5">
      <style:header>
        <text:p><text:tab/><text:tab/><text:span text:style-name="odTemplateText_5f_content_20__3e__20_partTitleRight"><text:chapter text:display="name" text:outline-level="1"/></text:span></text:p>
      </style:header>
      <style:footer>
        <text:p><draw:frame draw:style-name="Mfr1" text:anchor-type="paragraph" svg:width="4.189in" svg:height="0.3465in" draw:z-index="30" draw:name="drawAutoName_Ncfb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right" style:display-name="odTemplateText_content &gt; right" style:page-layout-name="Mpm6">
      <style:header>
        <text:p><text:tab/><text:tab/><text:span text:style-name="odTemplateText_5f_content_20__3e__20_partTitleRight"><text:chapter text:display="name" text:outline-level="1"/></text:span></text:p>
      </style:header>
      <style:footer>
        <text:p><draw:frame draw:style-name="Mfr1" text:anchor-type="paragraph" svg:width="4.189in" svg:height="0.3465in" draw:z-index="30" draw:name="drawAutoName_Nd0d"><draw:text-box><text:p text:style-name="op_5f_sPara_5f_cpyR_5f__20__3e__20_paraTag_5f_">Steve Prud'Homme</text:p></draw:text-box></draw:frame><text:tab/><text:tab/><text:span text:style-name="odTemplateText_5f_content_20__3e__20_page"><text:page-number text:select-page="current"/></text:span></text:p>
      </style:footer>
    </style:master-page>
    <style:master-page style:name="odTemplateText_5f_content_20__3e__20__23_main" style:display-name="odTemplateText_content &gt; #main" style:page-layout-name="Mpm7" style:next-style-name="odTemplateText_5f_content_20__3e__20_left"/>
  </office:master-styles>
</office:document-styles>
</file>

<file path=meta.xml><?xml version="1.0" encoding="utf-8"?>
<office:document-meta xmlns:xlink="http://www.w3.org/1999/xlink" xmlns:dc="http://purl.org/dc/elements/1.1/" xmlns:chart="urn:oasis:names:tc:opendocument:xmlns:chart:1.0" xmlns:ooow="http://openoffice.org/2004/writer" xmlns:math="http://www.w3.org/1998/Math/MathML" xmlns:style="urn:oasis:names:tc:opendocument:xmlns:style:1.0" xmlns:meta="urn:oasis:names:tc:opendocument:xmlns:meta:1.0" xmlns:form="urn:oasis:names:tc:opendocument:xmlns:form:1.0" xmlns:dr3d="urn:oasis:names:tc:opendocument:xmlns:dr3d:1.0" xmlns:script="urn:oasis:names:tc:opendocument:xmlns:script:1.0" xmlns:draw="urn:oasis:names:tc:opendocument:xmlns:drawing:1.0" xmlns:svg="http://www.w3.org/2000/svg" xmlns:scodPp="scenari.eu:openDocumentExtension.postprocessing:1.0" xmlns:op="utc.fr:ics/opale3" xmlns:xforms="http://www.w3.org/2002/xforms" xmlns:table="urn:oasis:names:tc:opendocument:xmlns:table:1.0" xmlns:text="urn:oasis:names:tc:opendocument:xmlns:text:1.0" xmlns:xalan="http://xml.apache.org/xalan" xmlns:java="http://xml.apache.org/xslt/java" xmlns:number="urn:oasis:names:tc:opendocument:xmlns:datastyle:1.0" xmlns:presentation="urn:oasis:names:tc:opendocument:xmlns:presentation:1.0" xmlns:xsi="http://www.w3.org/2001/XMLSchema-instance" xmlns:ooo="http://openoffice.org/2004/office" xmlns:office="urn:oasis:names:tc:opendocument:xmlns:office:1.0" xmlns:fo="urn:oasis:names:tc:opendocument:xmlns:xsl-fo-compatible:1.0" xmlns:xsd="http://www.w3.org/2001/XMLSchema" xmlns:dom="http://www.w3.org/2001/xml-events" xmlns:oooc="http://openoffice.org/2004/calc">
  <office:meta>
    <meta:generator>LibreOffice/7.0$Xxx LibreOffice_project/27d75539669ac387bb498e35313b970b7fe9c4f9$https://scenari.software</meta:generator>
    <dc:title>Fusées bouteilles</dc:title>
    <dc:description>Construit par la solution SCENARI (https://scenari.org)
Chaîne éditoriale Opale
- Version	: 00.00.01
- Date		: 20235-03-21
- Copyright	: Steve Prud'Homme</dc:description>
  </office:meta>
</office:document-meta>
</file>